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4F0000014909CB824152CE5716.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1f77f9"/>
    </style:style>
    <style:style style:name="P3" style:family="paragraph" style:parent-style-name="Standard">
      <style:text-properties fo:font-size="12pt" fo:language="it" fo:country="IT" fo:font-weight="bold" style:font-size-asian="12pt" style:font-weight-asian="bold"/>
    </style:style>
    <style:style style:name="P4" style:family="paragraph" style:parent-style-name="Standard">
      <style:paragraph-properties fo:text-align="center" style:justify-single-word="false"/>
      <style:text-properties fo:color="#1f497d" fo:font-size="18pt" fo:font-weight="bold" style:font-size-asian="18pt" style:font-weight-asian="bold"/>
    </style:style>
    <style:style style:name="P5" style:family="paragraph" style:parent-style-name="Standard">
      <style:text-properties fo:color="#333333" fo:background-color="#ffffff" style:font-name-complex="Arial"/>
    </style:style>
    <style:style style:name="P6" style:family="paragraph" style:parent-style-name="Standard">
      <style:text-properties fo:color="#333333" fo:language="it" fo:country="IT" fo:background-color="#ffffff" style:font-name-complex="Arial"/>
    </style:style>
    <style:style style:name="P7" style:family="paragraph" style:parent-style-name="Standard">
      <style:text-properties fo:language="it" fo:country="IT"/>
    </style:style>
    <style:style style:name="P8" style:family="paragraph" style:parent-style-name="Standard">
      <style:text-properties fo:language="it" fo:country="IT" style:font-name-asian="Times New Roman1"/>
    </style:style>
    <style:style style:name="P9" style:family="paragraph" style:parent-style-name="Standard">
      <style:text-properties fo:language="it" fo:country="IT" fo:font-weight="bold" style:font-weight-asian="bold"/>
    </style:style>
    <style:style style:name="P10" style:family="paragraph" style:parent-style-name="Standard">
      <style:text-properties fo:color="#365f91" style:font-name="Cambria" fo:font-size="14pt" fo:language="it" fo:country="IT" fo:font-weight="bold" style:font-size-asian="14pt" style:font-weight-asian="bold" style:font-size-complex="14pt" style:font-weight-complex="bold"/>
    </style:style>
    <style:style style:name="P11" style:family="paragraph" style:parent-style-name="Standard">
      <style:text-properties style:text-line-through-style="solid" style:text-line-through-type="single" fo:language="it" fo:country="IT" fo:font-weight="bold" style:font-weight-asian="bold"/>
    </style:style>
    <style:style style:name="P12" style:family="paragraph" style:parent-style-name="Footer">
      <style:paragraph-properties fo:text-align="end" style:justify-single-word="false" fo:padding-left="0cm" fo:padding-right="0cm" fo:padding-top="0cm" fo:padding-bottom="0.035cm" fo:border-left="none" fo:border-right="none" fo:border-top="none" fo:border-bottom="0.74pt solid #00000a"/>
    </style:style>
    <style:style style:name="P13" style:family="paragraph" style:parent-style-name="Footer">
      <style:paragraph-properties fo:text-align="end" style:justify-single-word="false"/>
      <style:text-properties fo:font-size="8pt" style:font-size-asian="8pt"/>
    </style:style>
    <style:style style:name="P14" style:family="paragraph" style:parent-style-name="Footer">
      <style:paragraph-properties fo:text-align="center" style:justify-single-word="false"/>
    </style:style>
    <style:style style:name="P15" style:family="paragraph" style:parent-style-name="Footer">
      <style:paragraph-properties fo:text-align="end" style:justify-single-word="false"/>
      <style:text-properties fo:font-size="9pt" style:font-size-asian="9pt" style:font-size-complex="8pt"/>
    </style:style>
    <style:style style:name="P16" style:family="paragraph" style:parent-style-name="Standard">
      <style:paragraph-properties fo:margin-top="0.106cm" fo:margin-bottom="0cm" loext:contextual-spacing="false"/>
    </style:style>
    <style:style style:name="P17" style:family="paragraph" style:parent-style-name="Standard">
      <style:paragraph-properties fo:margin-top="0.106cm" fo:margin-bottom="0cm" loext:contextual-spacing="false"/>
      <style:text-properties officeooo:paragraph-rsid="00226a20"/>
    </style:style>
    <style:style style:name="P18" style:family="paragraph" style:parent-style-name="Standard">
      <style:paragraph-properties fo:margin-top="0.106cm" fo:margin-bottom="0cm" loext:contextual-spacing="false"/>
      <style:text-properties fo:font-size="1pt" style:font-size-asian="1pt"/>
    </style:style>
    <style:style style:name="P19" style:family="paragraph" style:parent-style-name="Standard">
      <style:paragraph-properties fo:margin-top="0.106cm" fo:margin-bottom="0cm" loext:contextual-spacing="false"/>
      <style:text-properties fo:language="it" fo:country="IT"/>
    </style:style>
    <style:style style:name="P20" style:family="paragraph" style:parent-style-name="Heading_20_2">
      <style:paragraph-properties fo:margin-top="0.106cm" fo:margin-bottom="0cm" loext:contextual-spacing="false" fo:break-before="page"/>
    </style:style>
    <style:style style:name="P21" style:family="paragraph" style:parent-style-name="Heading_20_1">
      <style:paragraph-properties fo:margin-top="0.106cm" fo:margin-bottom="0cm" loext:contextual-spacing="false" fo:break-before="page"/>
    </style:style>
    <style:style style:name="P22" style:family="paragraph" style:parent-style-name="Heading_20_1">
      <style:paragraph-properties fo:margin-top="0.106cm" fo:margin-bottom="0cm" loext:contextual-spacing="false" fo:line-height="100%" fo:text-align="justify" style:justify-single-word="false" fo:keep-together="always" fo:orphans="2" fo:widows="2">
        <style:tab-stops>
          <style:tab-stop style:position="12.629cm"/>
        </style:tab-stops>
      </style:paragraph-properties>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language="it" fo:country="IT"/>
    </style:style>
    <style:style style:name="P25" style:family="paragraph" style:parent-style-name="Standard">
      <style:paragraph-properties fo:margin-left="1.27cm" fo:margin-right="0cm" fo:text-indent="0cm" style:auto-text-indent="false"/>
      <style:text-properties fo:language="it" fo:country="IT" fo:font-weight="bold" style:font-weight-asian="bold"/>
    </style:style>
    <style:style style:name="P26" style:family="paragraph" style:parent-style-name="Standard">
      <style:paragraph-properties fo:margin-left="1.27cm" fo:margin-right="0cm" fo:text-indent="0cm" style:auto-text-indent="false"/>
      <style:text-properties fo:language="it" fo:country="IT" fo:font-weight="bold" style:font-weight-asian="bold" style:font-weight-complex="bold"/>
    </style:style>
    <style:style style:name="P27" style:family="paragraph" style:parent-style-name="Standard">
      <style:paragraph-properties fo:margin-left="1.27cm" fo:margin-right="0cm" fo:text-indent="0cm" style:auto-text-indent="false"/>
      <style:text-properties fo:language="it" fo:country="IT" fo:font-weight="bold" fo:background-color="#ffff00" style:font-weight-asian="bold"/>
    </style:style>
    <style:style style:name="P28" style:family="paragraph" style:parent-style-name="Standard">
      <style:paragraph-properties fo:margin-left="1.27cm" fo:margin-right="0cm" fo:text-indent="0cm" style:auto-text-indent="false">
        <style:tab-stops>
          <style:tab-stop style:position="5.212cm"/>
        </style:tab-stops>
      </style:paragraph-properties>
    </style:style>
    <style:style style:name="P29" style:family="paragraph" style:parent-style-name="Standard">
      <style:paragraph-properties fo:margin-left="1.27cm" fo:margin-right="0cm" fo:margin-top="0.106cm" fo:margin-bottom="0cm" loext:contextual-spacing="false" fo:text-indent="0cm" style:auto-text-indent="false"/>
    </style:style>
    <style:style style:name="P30" style:family="paragraph" style:parent-style-name="Standard">
      <style:paragraph-properties fo:margin-left="1.27cm" fo:margin-right="0cm" fo:text-indent="0cm" style:auto-text-indent="false" fo:break-before="page"/>
      <style:text-properties fo:language="it" fo:country="IT"/>
    </style:style>
    <style:style style:name="P31" style:family="paragraph" style:parent-style-name="Standard">
      <style:paragraph-properties fo:margin-left="3.501cm" fo:margin-right="0cm" fo:text-indent="-1cm" style:auto-text-indent="false"/>
    </style:style>
    <style:style style:name="P32" style:family="paragraph" style:parent-style-name="Standard">
      <style:paragraph-properties fo:margin-left="3.501cm" fo:margin-right="0cm" fo:text-indent="-1cm" style:auto-text-indent="false"/>
      <style:text-properties fo:language="it" fo:country="IT" fo:font-weight="bold" style:font-weight-asian="bold"/>
    </style:style>
    <style:style style:name="P33" style:family="paragraph" style:parent-style-name="Standard">
      <style:paragraph-properties fo:margin-left="1.27cm" fo:margin-right="0cm" fo:text-indent="-1.27cm" style:auto-text-indent="false"/>
    </style:style>
    <style:style style:name="P34" style:family="paragraph" style:parent-style-name="Standard">
      <style:paragraph-properties fo:margin-left="1.27cm" fo:margin-right="0cm" fo:text-indent="-1.27cm" style:auto-text-indent="false"/>
      <style:text-properties fo:font-size="12pt" fo:language="it" fo:country="IT" fo:font-weight="bold" style:font-size-asian="12pt" style:font-weight-asian="bold"/>
    </style:style>
    <style:style style:name="P35" style:family="paragraph" style:parent-style-name="Standard">
      <style:paragraph-properties fo:margin-left="1.27cm" fo:margin-right="0cm" fo:text-indent="-1.27cm" style:auto-text-indent="false"/>
      <style:text-properties fo:font-size="12pt" fo:language="it" fo:country="IT" fo:font-weight="bold" style:font-size-asian="12pt" style:font-weight-asian="bold" style:font-size-complex="12pt"/>
    </style:style>
    <style:style style:name="P36" style:family="paragraph" style:parent-style-name="Standard">
      <style:paragraph-properties fo:margin-left="1.27cm" fo:margin-right="0cm" fo:text-indent="-1.27cm" style:auto-text-indent="false"/>
      <style:text-properties fo:font-size="12pt" fo:language="it" fo:country="IT" fo:font-weight="bold" style:font-size-asian="12pt" style:font-weight-asian="bold" style:font-weight-complex="bold"/>
    </style:style>
    <style:style style:name="P37" style:family="paragraph" style:parent-style-name="Standard">
      <style:paragraph-properties fo:margin-left="1.27cm" fo:margin-right="0cm" fo:margin-top="0.106cm" fo:margin-bottom="0cm" loext:contextual-spacing="false" fo:text-indent="-1.27cm" style:auto-text-indent="false"/>
    </style:style>
    <style:style style:name="P38"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style:font-name="Calibri" fo:font-size="20pt" fo:font-weight="bold" style:font-size-asian="20pt" style:font-weight-asian="bold"/>
    </style:style>
    <style:style style:name="P39"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style:font-name="Calibri" fo:font-size="16pt" fo:language="it" fo:country="IT" style:font-size-asian="16pt" style:font-size-complex="18pt"/>
    </style:style>
    <style:style style:name="P40" style:family="paragraph" style:parent-style-name="Standard">
      <style:paragraph-properties fo:text-align="center" style:justify-single-word="false" fo:padding-left="0cm" fo:padding-right="0cm" fo:padding-top="0.035cm" fo:padding-bottom="0.035c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41"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style:font-name="Candara" fo:font-size="16pt" fo:font-weight="bold" style:font-size-asian="16pt" style:font-weight-asian="bold"/>
    </style:style>
    <style:style style:name="P42"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fo:font-size="16pt" fo:language="it" fo:country="IT" fo:font-style="italic" fo:background-color="#00ffff" style:font-size-asian="16pt" style:font-style-asian="italic"/>
    </style:style>
    <style:style style:name="P43" style:family="paragraph" style:parent-style-name="Standard">
      <style:paragraph-properties fo:text-align="center" style:justify-single-word="false" fo:padding-left="0cm" fo:padding-right="0cm" fo:padding-top="0.035cm" fo:padding-bottom="0.035cm" fo:border-left="none" fo:border-right="none" fo:border-top="0.74pt solid #00000a" fo:border-bottom="0.74pt solid #00000a"/>
      <style:text-properties fo:color="#1f497d" fo:font-size="14pt" fo:language="it" fo:country="IT" fo:font-weight="bold" style:font-size-asian="14pt" style:font-weight-asian="bold" style:font-size-complex="14pt"/>
    </style:style>
    <style:style style:name="P44"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fo:font-size="14pt" fo:language="it" fo:country="IT" fo:font-style="italic" style:font-size-asian="14pt" style:font-style-asian="italic"/>
    </style:style>
    <style:style style:name="P45" style:family="paragraph" style:parent-style-name="Standard">
      <style:paragraph-properties fo:text-align="start" style:justify-single-word="false" fo:padding-left="0cm" fo:padding-right="0cm" fo:padding-top="0.035cm" fo:padding-bottom="0.035cm" fo:border-left="none" fo:border-right="none" fo:border-top="0.74pt solid #00000a" fo:border-bottom="0.74pt solid #00000a"/>
      <style:text-properties fo:color="#1f497d" fo:font-size="12pt" fo:language="it" fo:country="IT" fo:font-style="italic" style:font-size-asian="12pt" style:font-style-asian="italic" style:font-size-complex="12pt"/>
    </style:style>
    <style:style style:name="P46" style:family="paragraph" style:parent-style-name="Standard">
      <style:paragraph-properties fo:text-align="center" style:justify-single-word="false" fo:padding-left="0cm" fo:padding-right="0cm" fo:padding-top="0.035cm" fo:padding-bottom="0.035cm" fo:border-left="none" fo:border-right="none" fo:border-top="0.74pt solid #00000a" fo:border-bottom="0.74pt solid #00000a">
        <style:tab-stops>
          <style:tab-stop style:position="2.028cm"/>
          <style:tab-stop style:position="16.51cm" style:type="right"/>
        </style:tab-stops>
      </style:paragraph-properties>
    </style:style>
    <style:style style:name="P47" style:family="paragraph" style:parent-style-name="Standard">
      <style:paragraph-properties fo:text-align="start" style:justify-single-word="false" fo:padding-left="0cm" fo:padding-right="0cm" fo:padding-top="0.035cm" fo:padding-bottom="0.035c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48"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font-size="14pt" fo:font-weight="bold" style:font-size-asian="14pt" style:font-weight-asian="bold"/>
    </style:style>
    <style:style style:name="P49" style:family="paragraph" style:parent-style-name="Heading_20_2">
      <style:paragraph-properties fo:break-before="page"/>
    </style:style>
    <style:style style:name="P50" style:family="paragraph" style:parent-style-name="Standard">
      <style:paragraph-properties fo:break-before="page"/>
      <style:text-properties fo:language="it" fo:country="IT"/>
    </style:style>
    <style:style style:name="P51" style:family="paragraph" style:parent-style-name="Standard">
      <style:paragraph-properties fo:margin-left="1.251cm" fo:margin-right="0cm" fo:text-indent="0cm" style:auto-text-indent="false"/>
    </style:style>
    <style:style style:name="P52" style:family="paragraph" style:parent-style-name="List_20_Paragraph">
      <style:paragraph-properties fo:margin-left="1.251cm" fo:margin-right="0cm" fo:text-indent="0cm" style:auto-text-indent="false"/>
    </style:style>
    <style:style style:name="P53" style:family="paragraph" style:parent-style-name="List_20_Paragraph">
      <style:paragraph-properties fo:margin-left="1.251cm" fo:margin-right="0cm" fo:text-indent="0cm" style:auto-text-indent="false"/>
      <style:text-properties fo:language="it" fo:country="IT" fo:font-weight="bold" style:font-weight-asian="bold"/>
    </style:style>
    <style:style style:name="P54" style:family="paragraph" style:parent-style-name="List_20_Paragraph">
      <style:paragraph-properties fo:margin-left="1.905cm" fo:margin-right="0cm" fo:margin-top="0cm" fo:margin-bottom="0.212cm" loext:contextual-spacing="false" fo:text-indent="0cm" style:auto-text-indent="false"/>
      <style:text-properties fo:language="it" fo:country="IT"/>
    </style:style>
    <style:style style:name="P55" style:family="paragraph" style:parent-style-name="List_20_Paragraph">
      <style:paragraph-properties fo:margin-left="1.905cm" fo:margin-right="0cm" fo:text-indent="0cm" style:auto-text-indent="false"/>
      <style:text-properties fo:language="it" fo:country="IT"/>
    </style:style>
    <style:style style:name="P56" style:family="paragraph" style:parent-style-name="List_20_Paragraph">
      <style:paragraph-properties fo:margin-left="1.905cm" fo:margin-right="0cm" fo:text-indent="0cm" style:auto-text-indent="false"/>
      <style:text-properties fo:language="it" fo:country="IT" fo:font-weight="bold" style:font-weight-asian="bold"/>
    </style:style>
    <style:style style:name="P57" style:family="paragraph" style:parent-style-name="List_20_Paragraph">
      <style:paragraph-properties fo:margin-left="3.175cm" fo:margin-right="0cm" fo:text-indent="0cm" style:auto-text-indent="false"/>
      <style:text-properties fo:language="it" fo:country="IT"/>
    </style:style>
    <style:style style:name="P58" style:family="paragraph" style:parent-style-name="List_20_Paragraph">
      <style:paragraph-properties fo:margin-left="0cm" fo:margin-right="0cm" fo:text-indent="1.27cm" style:auto-text-indent="false"/>
    </style:style>
    <style:style style:name="P59" style:family="paragraph" style:parent-style-name="Standard">
      <style:paragraph-properties fo:margin-left="0cm" fo:margin-right="0cm" fo:text-indent="1.27cm" style:auto-text-indent="false"/>
    </style:style>
    <style:style style:name="P60" style:family="paragraph" style:parent-style-name="Standard">
      <style:paragraph-properties fo:margin-left="0cm" fo:margin-right="0cm" fo:text-indent="1.27cm" style:auto-text-indent="false"/>
      <style:text-properties fo:language="it" fo:country="IT" fo:font-weight="bold" style:font-weight-asian="bold"/>
    </style:style>
    <style:style style:name="P61" style:family="paragraph" style:parent-style-name="Standard">
      <style:paragraph-properties fo:margin-top="0cm" fo:margin-bottom="0.353cm" loext:contextual-spacing="false" fo:line-height="115%" fo:text-align="start" style:justify-single-word="false"/>
      <style:text-properties fo:language="it" fo:country="IT"/>
    </style:style>
    <style:style style:name="P62" style:family="paragraph" style:parent-style-name="Standard">
      <style:paragraph-properties fo:margin-top="0cm" fo:margin-bottom="0.353cm" loext:contextual-spacing="false" fo:line-height="115%" fo:text-align="start" style:justify-single-word="false"/>
    </style:style>
    <style:style style:name="P63" style:family="paragraph" style:parent-style-name="Standard">
      <style:paragraph-properties fo:margin-left="0cm" fo:margin-right="0cm" fo:text-indent="1.251cm" style:auto-text-indent="false"/>
    </style:style>
    <style:style style:name="P64" style:family="paragraph" style:parent-style-name="Standard">
      <style:paragraph-properties fo:margin-top="0.494cm" fo:margin-bottom="0cm" loext:contextual-spacing="false"/>
      <style:text-properties officeooo:paragraph-rsid="00301add"/>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6.51cm" style:type="right" style:leader-style="dotted" style:leader-text="."/>
        </style:tab-stops>
      </style:paragraph-properties>
    </style:style>
    <style:style style:name="P67" style:family="paragraph" style:parent-style-name="Heading_20_1" style:list-style-name="WWNum25">
      <style:paragraph-properties fo:margin-top="0.106cm" fo:margin-bottom="0cm" loext:contextual-spacing="false" fo:break-before="page">
        <style:tab-stops>
          <style:tab-stop style:position="12.629cm"/>
        </style:tab-stops>
      </style:paragraph-properties>
    </style:style>
    <style:style style:name="P68" style:family="paragraph" style:parent-style-name="Heading_20_1" style:list-style-name="WWNum25">
      <style:paragraph-properties fo:margin-top="0.106cm" fo:margin-bottom="0cm" loext:contextual-spacing="false"/>
    </style:style>
    <style:style style:name="P69" style:family="paragraph" style:parent-style-name="Heading_20_1" style:list-style-name="WWNum25">
      <style:paragraph-properties fo:break-before="page"/>
    </style:style>
    <style:style style:name="P70" style:family="paragraph" style:parent-style-name="footnote_20_text" style:master-page-name="Converted9">
      <style:paragraph-properties style:page-number="auto"/>
    </style:style>
    <style:style style:name="P71" style:family="paragraph" style:parent-style-name="Standard" style:master-page-name="First_20_Page">
      <style:paragraph-properties fo:text-align="center" style:justify-single-word="false" style:page-number="auto"/>
      <style:text-properties fo:color="#1f497d" style:text-line-through-style="solid" style:text-line-through-type="single" style:font-name="Candara" fo:font-size="2pt" fo:font-weight="bold" style:font-size-asian="2pt" style:font-weight-asian="bold"/>
    </style:style>
    <style:style style:name="P72" style:family="paragraph" style:parent-style-name="List_20_Paragraph" style:list-style-name="WWNum43">
      <style:text-properties fo:language="it" fo:country="IT" fo:font-weight="bold" style:font-weight-asian="bold"/>
    </style:style>
    <style:style style:name="P73" style:family="paragraph" style:parent-style-name="List_20_Paragraph" style:list-style-name="WWNum3">
      <style:text-properties fo:language="it" fo:country="IT" fo:font-weight="bold" style:font-weight-asian="bold"/>
    </style:style>
    <style:style style:name="P74" style:family="paragraph" style:parent-style-name="List_20_Paragraph" style:list-style-name="WWNum1">
      <style:text-properties fo:language="it" fo:country="IT"/>
    </style:style>
    <style:style style:name="P75" style:family="paragraph" style:parent-style-name="List_20_Paragraph" style:list-style-name="WWNum9">
      <style:text-properties fo:language="it" fo:country="IT"/>
    </style:style>
    <style:style style:name="P76" style:family="paragraph" style:parent-style-name="List_20_Paragraph" style:list-style-name="WWNum45">
      <style:text-properties fo:language="it" fo:country="IT"/>
    </style:style>
    <style:style style:name="P77" style:family="paragraph" style:parent-style-name="List_20_Paragraph" style:list-style-name="WWNum43"/>
    <style:style style:name="P78" style:family="paragraph" style:parent-style-name="List_20_Paragraph" style:list-style-name="WWNum1"/>
    <style:style style:name="P79" style:family="paragraph" style:parent-style-name="List_20_Paragraph" style:list-style-name="WWNum3"/>
    <style:style style:name="P80" style:family="paragraph" style:parent-style-name="List_20_Paragraph" style:list-style-name="WWNum23"/>
    <style:style style:name="P81" style:family="paragraph" style:parent-style-name="List_20_Paragraph" style:list-style-name="WWNum46"/>
    <style:style style:name="P82" style:family="paragraph" style:parent-style-name="List_20_Paragraph" style:list-style-name="WWNum24"/>
    <style:style style:name="P83" style:family="paragraph" style:parent-style-name="List_20_Paragraph" style:list-style-name="WWNum24">
      <style:text-properties officeooo:paragraph-rsid="00343312"/>
    </style:style>
    <style:style style:name="P84" style:family="paragraph" style:parent-style-name="List_20_Paragraph" style:list-style-name="WWNum11"/>
    <style:style style:name="P85" style:family="paragraph" style:parent-style-name="List_20_Paragraph" style:list-style-name="WWNum47">
      <style:paragraph-properties fo:margin-left="2cm" fo:margin-right="0cm" fo:text-indent="-0.75cm" style:auto-text-indent="false"/>
      <style:text-properties fo:language="it" fo:country="IT" fo:font-weight="bold" style:font-weight-asian="bold"/>
    </style:style>
    <style:style style:name="P86" style:family="paragraph" style:parent-style-name="List_20_Paragraph" style:list-style-name="WWNum48">
      <style:paragraph-properties fo:margin-left="2cm" fo:margin-right="0cm" fo:text-indent="-0.75cm" style:auto-text-indent="false"/>
      <style:text-properties fo:language="it" fo:country="IT" fo:font-weight="bold" style:font-weight-asian="bold"/>
    </style:style>
    <style:style style:name="P87" style:family="paragraph" style:parent-style-name="List_20_Paragraph" style:list-style-name="WWNum47">
      <style:paragraph-properties fo:margin-left="2cm" fo:margin-right="0cm" fo:text-indent="-0.75cm" style:auto-text-indent="false"/>
    </style:style>
    <style:style style:name="P88" style:family="paragraph" style:parent-style-name="List_20_Paragraph" style:list-style-name="WWNum48">
      <style:paragraph-properties fo:margin-left="2cm" fo:margin-right="0cm" fo:text-indent="-0.75cm" style:auto-text-indent="false"/>
    </style:style>
    <style:style style:name="P89" style:family="paragraph" style:parent-style-name="List_20_Paragraph" style:list-style-name="WWNum21">
      <style:paragraph-properties fo:margin-left="1.27cm" fo:margin-right="0cm" fo:text-indent="-1.27cm" style:auto-text-indent="false"/>
      <style:text-properties fo:font-size="12pt" fo:font-weight="bold" style:font-size-asian="12pt" style:font-weight-asian="bold" style:font-size-complex="14pt"/>
    </style:style>
    <style:style style:name="P90" style:family="paragraph" style:parent-style-name="List_20_Paragraph" style:list-style-name="WWNum41">
      <style:paragraph-properties fo:margin-left="2cm" fo:margin-right="0cm" fo:text-indent="-0.499cm" style:auto-text-indent="false"/>
    </style:style>
    <style:style style:name="P91" style:family="paragraph" style:parent-style-name="List_20_Paragraph" style:list-style-name="WWNum44">
      <style:paragraph-properties fo:margin-top="0cm" fo:margin-bottom="0.212cm" loext:contextual-spacing="false"/>
    </style:style>
    <style:style style:name="P92" style:family="paragraph" style:parent-style-name="List_20_Paragraph" style:list-style-name="WWNum44">
      <style:paragraph-properties fo:margin-top="0cm" fo:margin-bottom="0.212cm" loext:contextual-spacing="false"/>
      <style:text-properties fo:language="it" fo:country="IT"/>
    </style:style>
    <style:style style:name="P93" style:family="paragraph">
      <loext:graphic-properties draw:fill="none"/>
      <style:paragraph-properties fo:text-align="start"/>
      <style:text-properties fo:font-size="18pt"/>
    </style:style>
    <style:style style:name="T1" style:family="text">
      <style:text-properties fo:font-variant="small-caps"/>
    </style:style>
    <style:style style:name="T2" style:family="text">
      <style:text-properties fo:font-variant="small-caps" fo:color="#1f497d" style:font-name="Calibri" fo:font-size="24pt" fo:font-weight="bold" style:font-size-asian="24pt" style:font-weight-asian="bold"/>
    </style:style>
    <style:style style:name="T3" style:family="text">
      <style:text-properties fo:font-variant="small-caps" fo:color="#1f497d" style:font-name="Calibri" fo:font-size="24pt" fo:language="it" fo:country="IT" fo:font-weight="bold" style:font-size-asian="24pt" style:font-weight-asian="bold"/>
    </style:style>
    <style:style style:name="T4" style:family="text">
      <style:text-properties style:font-name="Calibri"/>
    </style:style>
    <style:style style:name="T5" style:family="text">
      <style:text-properties style:font-name="Calibri" fo:font-weight="bold" style:font-weight-asian="bold"/>
    </style:style>
    <style:style style:name="T6" style:family="text">
      <style:text-properties fo:color="#333333" fo:language="it" fo:country="IT" fo:background-color="#ffffff" loext:char-shading-value="0" style:font-name-complex="Arial"/>
    </style:style>
    <style:style style:name="T7" style:family="text">
      <style:text-properties fo:color="#333333" fo:language="it" fo:country="IT" officeooo:rsid="00301add" fo:background-color="#ffffff" loext:char-shading-value="0" style:font-name-complex="Arial"/>
    </style:style>
    <style:style style:name="T8" style:family="text">
      <style:text-properties fo:color="#333333" fo:language="it" fo:country="IT" officeooo:rsid="001eda2c" fo:background-color="#ffffff" loext:char-shading-value="0" style:font-name-complex="Arial"/>
    </style:style>
    <style:style style:name="T9" style:family="text">
      <style:text-properties fo:language="it" fo:country="IT"/>
    </style:style>
    <style:style style:name="T10" style:family="text">
      <style:text-properties fo:language="it" fo:country="IT" officeooo:rsid="00301add"/>
    </style:style>
    <style:style style:name="T11" style:family="text">
      <style:text-properties fo:language="it" fo:country="IT" style:font-name-asian="Times New Roman1"/>
    </style:style>
    <style:style style:name="T12" style:family="text">
      <style:text-properties fo:language="it" fo:country="IT" officeooo:rsid="00213460" style:font-name-asian="Times New Roman1"/>
    </style:style>
    <style:style style:name="T13" style:family="text">
      <style:text-properties fo:language="it" fo:country="IT" officeooo:rsid="00301add" style:font-name-asian="Times New Roman1"/>
    </style:style>
    <style:style style:name="T14" style:family="text">
      <style:text-properties fo:language="it" fo:country="IT" fo:font-weight="bold" style:font-weight-asian="bold"/>
    </style:style>
    <style:style style:name="T15" style:family="text">
      <style:text-properties fo:language="it" fo:country="IT" fo:font-weight="bold" officeooo:rsid="0031a5a0" style:font-weight-asian="bold"/>
    </style:style>
    <style:style style:name="T16" style:family="text">
      <style:text-properties fo:language="it" fo:country="IT" fo:font-weight="bold" officeooo:rsid="0022525d" style:font-weight-asian="bold"/>
    </style:style>
    <style:style style:name="T17" style:family="text">
      <style:text-properties fo:language="it" fo:country="IT" fo:font-weight="bold" officeooo:rsid="0023263d" style:font-weight-asian="bold"/>
    </style:style>
    <style:style style:name="T18" style:family="text">
      <style:text-properties fo:language="it" fo:country="IT" fo:font-weight="bold" officeooo:rsid="0023a6d1" style:font-weight-asian="bold"/>
    </style:style>
    <style:style style:name="T19" style:family="text">
      <style:text-properties fo:language="it" fo:country="IT" fo:font-weight="bold" officeooo:rsid="00245f44" style:font-weight-asian="bold"/>
    </style:style>
    <style:style style:name="T20" style:family="text">
      <style:text-properties fo:language="it" fo:country="IT" fo:font-weight="bold" style:font-weight-asian="bold" style:font-weight-complex="bold"/>
    </style:style>
    <style:style style:name="T21" style:family="text">
      <style:text-properties fo:language="it" fo:country="IT" fo:font-weight="bold" officeooo:rsid="00245f44" style:font-weight-asian="bold" style:font-weight-complex="bold"/>
    </style:style>
    <style:style style:name="T22" style:family="text">
      <style:text-properties fo:language="it" fo:country="IT" fo:font-weight="bold" officeooo:rsid="00255347" style:font-weight-asian="bold" style:font-weight-complex="bold"/>
    </style:style>
    <style:style style:name="T23" style:family="text">
      <style:text-properties fo:language="it" fo:country="IT" fo:font-weight="bold" officeooo:rsid="00255347" style:font-weight-asian="bold"/>
    </style:style>
    <style:style style:name="T24" style:family="text">
      <style:text-properties fo:language="it" fo:country="IT" fo:font-weight="bold" officeooo:rsid="00291aa2" style:font-weight-asian="bold"/>
    </style:style>
    <style:style style:name="T25" style:family="text">
      <style:text-properties fo:language="it" fo:country="IT" fo:font-weight="bold" officeooo:rsid="002ca195" style:font-weight-asian="bold"/>
    </style:style>
    <style:style style:name="T26" style:family="text">
      <style:text-properties fo:language="it" fo:country="IT" fo:font-weight="bold" officeooo:rsid="002e06f2" style:font-weight-asian="bold"/>
    </style:style>
    <style:style style:name="T27" style:family="text">
      <style:text-properties fo:language="it" fo:country="IT" fo:font-weight="bold" officeooo:rsid="00236b3b" style:font-weight-asian="bold"/>
    </style:style>
    <style:style style:name="T28" style:family="text">
      <style:text-properties fo:language="it" fo:country="IT" fo:font-weight="bold" officeooo:rsid="002765ef" style:font-weight-asian="bold"/>
    </style:style>
    <style:style style:name="T29" style:family="text">
      <style:text-properties fo:language="it" fo:country="IT" fo:font-weight="bold" officeooo:rsid="003250bc" style:font-weight-asian="bold"/>
    </style:style>
    <style:style style:name="T30" style:family="text">
      <style:text-properties fo:language="it" fo:country="IT" fo:font-weight="bold" officeooo:rsid="0034423f" style:font-weight-asian="bold"/>
    </style:style>
    <style:style style:name="T31" style:family="text">
      <style:text-properties fo:language="it" fo:country="IT" fo:font-weight="bold" officeooo:rsid="003a0851" style:font-weight-asian="bold"/>
    </style:style>
    <style:style style:name="T32" style:family="text">
      <style:text-properties fo:language="it" fo:country="IT" officeooo:rsid="00236b3b"/>
    </style:style>
    <style:style style:name="T33" style:family="text">
      <style:text-properties fo:language="it" fo:country="IT" officeooo:rsid="0031a5a0"/>
    </style:style>
    <style:style style:name="T34" style:family="text">
      <style:text-properties fo:language="it" fo:country="IT" officeooo:rsid="00245f44"/>
    </style:style>
    <style:style style:name="T35" style:family="text">
      <style:text-properties fo:language="it" fo:country="IT" officeooo:rsid="00255347"/>
    </style:style>
    <style:style style:name="T36" style:family="text">
      <style:text-properties fo:language="it" fo:country="IT" officeooo:rsid="0033de1b"/>
    </style:style>
    <style:style style:name="T37" style:family="text">
      <style:text-properties fo:language="it" fo:country="IT" officeooo:rsid="0026a665"/>
    </style:style>
    <style:style style:name="T38" style:family="text">
      <style:text-properties fo:language="it" fo:country="IT" officeooo:rsid="00343312"/>
    </style:style>
    <style:style style:name="T39" style:family="text">
      <style:text-properties fo:language="it" fo:country="IT" officeooo:rsid="0034423f"/>
    </style:style>
    <style:style style:name="T40" style:family="text">
      <style:text-properties fo:language="it" fo:country="IT" officeooo:rsid="002afad4"/>
    </style:style>
    <style:style style:name="T41" style:family="text">
      <style:text-properties fo:language="it" fo:country="IT" officeooo:rsid="00347ed1"/>
    </style:style>
    <style:style style:name="T42" style:family="text">
      <style:text-properties fo:language="it" fo:country="IT" officeooo:rsid="001eda2c"/>
    </style:style>
    <style:style style:name="T43" style:family="text">
      <style:text-properties fo:language="it" fo:country="IT" officeooo:rsid="0022525d"/>
    </style:style>
    <style:style style:name="T44" style:family="text">
      <style:text-properties fo:language="it" fo:country="IT" officeooo:rsid="001f77f9"/>
    </style:style>
    <style:style style:name="T45" style:family="text">
      <style:text-properties fo:language="it" fo:country="IT" officeooo:rsid="00213460"/>
    </style:style>
    <style:style style:name="T46" style:family="text">
      <style:text-properties fo:language="it" fo:country="IT" officeooo:rsid="00226a20"/>
    </style:style>
    <style:style style:name="T47" style:family="text">
      <style:text-properties fo:language="it" fo:country="IT" officeooo:rsid="00291aa2"/>
    </style:style>
    <style:style style:name="T48" style:family="text">
      <style:text-properties fo:language="it" fo:country="IT" officeooo:rsid="002938ab"/>
    </style:style>
    <style:style style:name="T49" style:family="text">
      <style:text-properties fo:language="it" fo:country="IT" officeooo:rsid="002e06f2"/>
    </style:style>
    <style:style style:name="T50" style:family="text">
      <style:text-properties fo:language="it" fo:country="IT" fo:font-style="italic" style:font-style-asian="italic"/>
    </style:style>
    <style:style style:name="T51" style:family="text">
      <style:text-properties fo:language="it" fo:country="IT" style:text-underline-style="solid" style:text-underline-width="auto" style:text-underline-color="font-color"/>
    </style:style>
    <style:style style:name="T52" style:family="text">
      <style:text-properties fo:language="it" fo:country="IT" officeooo:rsid="0023263d"/>
    </style:style>
    <style:style style:name="T53" style:family="text">
      <style:text-properties fo:language="it" fo:country="IT" officeooo:rsid="0023a6d1"/>
    </style:style>
    <style:style style:name="T54" style:family="text">
      <style:text-properties fo:language="it" fo:country="IT" officeooo:rsid="002765ef"/>
    </style:style>
    <style:style style:name="T55" style:family="text">
      <style:text-properties fo:language="it" fo:country="IT" officeooo:rsid="002ca195"/>
    </style:style>
    <style:style style:name="T56" style:family="text">
      <style:text-properties fo:language="it" fo:country="IT" officeooo:rsid="002f9d3f"/>
    </style:style>
    <style:style style:name="T57" style:family="text">
      <style:text-properties fo:language="it" fo:country="IT" officeooo:rsid="0030774d"/>
    </style:style>
    <style:style style:name="T58" style:family="text">
      <style:text-properties fo:language="it" fo:country="IT" officeooo:rsid="003b1361"/>
    </style:style>
    <style:style style:name="T59" style:family="text">
      <style:text-properties officeooo:rsid="003250bc"/>
    </style:style>
    <style:style style:name="T60" style:family="text">
      <style:text-properties officeooo:rsid="0034423f"/>
    </style:style>
    <style:style style:name="T61" style:family="text">
      <style:text-properties fo:font-size="12pt" fo:font-weight="bold" style:font-size-asian="12pt" style:font-weight-asian="bold"/>
    </style:style>
    <style:style style:name="T62" style:family="text">
      <style:text-properties fo:font-size="12pt" fo:font-weight="bold" officeooo:rsid="00255347" style:font-size-asian="12pt" style:font-weight-asian="bold"/>
    </style:style>
    <style:style style:name="T63" style:family="text">
      <style:text-properties fo:font-size="12pt" fo:language="it" fo:country="IT" fo:font-weight="bold" style:font-size-asian="12pt" style:font-weight-asian="bold"/>
    </style:style>
    <style:style style:name="T64" style:family="text">
      <style:text-properties fo:font-size="12pt" fo:language="it" fo:country="IT" fo:font-weight="bold" officeooo:rsid="002765ef" style:font-size-asian="12pt" style:font-weight-asian="bold"/>
    </style:style>
    <style:style style:name="T65" style:family="text">
      <style:text-properties fo:font-size="12pt" fo:language="it" fo:country="IT" fo:font-weight="bold" officeooo:rsid="00291aa2" style:font-size-asian="12pt" style:font-weight-asian="bold"/>
    </style:style>
    <style:style style:name="T66" style:family="text">
      <style:text-properties fo:font-size="12pt" fo:language="it" fo:country="IT" fo:font-weight="bold" style:font-size-asian="12pt" style:font-weight-asian="bold" style:font-weight-complex="bold"/>
    </style:style>
    <style:style style:name="T67" style:family="text">
      <style:text-properties fo:font-size="12pt" fo:language="it" fo:country="IT" fo:font-weight="bold" officeooo:rsid="001f77f9" style:font-size-asian="12pt" style:font-weight-asian="bold" style:font-weight-complex="bold"/>
    </style:style>
    <style:style style:name="T68" style:family="text">
      <style:text-properties fo:font-size="12pt" fo:language="it" fo:country="IT" fo:font-weight="bold" officeooo:rsid="002afad4" style:font-size-asian="12pt" style:font-weight-asian="bold"/>
    </style:style>
    <style:style style:name="T69" style:family="text">
      <style:text-properties fo:font-size="10pt" fo:language="it" fo:country="IT" fo:font-weight="bold" style:font-size-asian="10pt" style:font-weight-asian="bold"/>
    </style:style>
    <style:style style:name="T70" style:family="text">
      <style:text-properties fo:font-size="14pt" fo:language="it" fo:country="IT" fo:font-weight="bold" style:font-size-asian="14pt" style:font-weight-asian="bold"/>
    </style:style>
    <style:style style:name="T71" style:family="text">
      <style:text-properties fo:color="#4f81bd" style:font-name="Cambria" fo:font-size="14pt" fo:language="it" fo:country="IT" fo:font-weight="bold" style:font-size-asian="14pt" style:font-weight-asian="bold" style:font-size-complex="13pt" style:font-weight-complex="bold"/>
    </style:style>
    <style:style style:name="T72" style:family="text">
      <style:text-properties officeooo:rsid="0031a5a0"/>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4a7ebb" draw:fill="none" draw:textarea-horizontal-align="center" draw:textarea-vertical-align="top" draw:auto-grow-height="false" fo:padding-top="0.125cm" fo:padding-bottom="0.125cm" fo:padding-left="0.25cm" fo:padding-right="0.25cm" fo:wrap-option="wrap" fo:margin-left="0.318cm" fo:margin-right="0.349cm" fo:margin-top="0cm" fo:margin-bottom="0.056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38"/>
      <text:p text:style-name="P46"><text:span text:style-name="T2"><text:tab/><text:tab/></text:span><text:span text:style-name="T3">Specifica OpenChain </text:span></text:p>
      <text:p text:style-name="P39">Versione 2.0</text:p>
      <text:p text:style-name="P40"/>
      <text:p text:style-name="P42"/>
      <text:p text:style-name="P44">Stabilire la fiducia nell'Open Source da cui nascono le Soluzioni Software</text:p>
      <text:p text:style-name="P40"/>
      <text:p text:style-name="P40"/>
      <text:p text:style-name="P47"/>
      <text:p text:style-name="P43"/>
      <text:p text:style-name="P43"/>
      <text:p text:style-name="P45"/>
      <text:p text:style-name="P48"/>
      <text:p text:style-name="P48"/>
      <text:p text:style-name="P48"/>
      <text:p text:style-name="P48"/>
      <text:p text:style-name="P48"/>
      <text:p text:style-name="P48"/>
      <text:p text:style-name="P4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
      <text:p text:style-name="P4"/>
      <text:p text:style-name="P4"><text:soft-page-break/></text:p>
      <text:p text:style-name="P4">Indice</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_RefHeading___Toc85002_972079641" text:style-name="Index_20_Link" text:visited-style-name="Index_20_Link">1)Introduzione<text:tab/>3</text:a></text:p>
          <text:p text:style-name="P65"><text:a xlink:type="simple" xlink:href="#__RefHeading___Toc85004_972079641" text:style-name="Index_20_Link" text:visited-style-name="Index_20_Link">2)Definizioni<text:tab/>4</text:a></text:p>
          <text:p text:style-name="P65"><text:a xlink:type="simple" xlink:href="#__RefHeading___Toc85006_972079641" text:style-name="Index_20_Link" text:visited-style-name="Index_20_Link">3)Requisiti<text:tab/>5</text:a></text:p>
          <text:p text:style-name="P66"><text:a xlink:type="simple" xlink:href="#__RefHeading___Toc85008_972079641" text:style-name="Index_20_Link" text:visited-style-name="Index_20_Link">1.0 Fondamento del Programma<text:tab/>5</text:a></text:p>
          <text:p text:style-name="P66"><text:a xlink:type="simple" xlink:href="#__RefHeading___Toc85010_972079641" text:style-name="Index_20_Link" text:visited-style-name="Index_20_Link">2.0 Compiti Definiti e Supportati<text:tab/>7</text:a></text:p>
          <text:p text:style-name="P66"><text:a xlink:type="simple" xlink:href="#__RefHeading___Toc85012_972079641" text:style-name="Index_20_Link" text:visited-style-name="Index_20_Link">3.0 Verifica e Approvazione dei Componenti Open Source<text:tab/>9</text:a></text:p>
          <text:p text:style-name="P66"><text:a xlink:type="simple" xlink:href="#__RefHeading___Toc85014_972079641" text:style-name="Index_20_Link" text:visited-style-name="Index_20_Link">4.0 Creazione e Consegna degli Elaborati di Conformità<text:tab/>10</text:a></text:p>
          <text:p text:style-name="P66"><text:a xlink:type="simple" xlink:href="#__RefHeading___Toc85016_972079641" text:style-name="Index_20_Link" text:visited-style-name="Index_20_Link">5.0 Comprendere il Coinvolgimento della Comunità Open Source<text:tab/>11</text:a></text:p>
          <text:p text:style-name="P66"><text:a xlink:type="simple" xlink:href="#__RefHeading___Toc85018_972079641" text:style-name="Index_20_Link" text:visited-style-name="Index_20_Link">6.0 Adesione ai Requisiti della Specifica<text:tab/>12</text:a></text:p>
          <text:p text:style-name="P65"><text:a xlink:type="simple" xlink:href="#__RefHeading___Toc85020_972079641" text:style-name="Index_20_Link" text:visited-style-name="Index_20_Link">Appendice I: Traduzioni<text:tab/>13</text:a></text:p>
        </text:index-body>
      </text:table-of-content>
      <text:p text:style-name="Standard"/>
      <text:p text:style-name="Standard"/>
      <text:p text:style-name="Standard"/>
      <text:p text:style-name="Standard"/>
      <text:p text:style-name="P5">This is an official translation from the OpenChain Project. It has been translated from the original English text. In the event there is confusion between this translation and the English version, the English text shall take precedence</text:p>
      <text:p text:style-name="P5"/>
      <text:p text:style-name="Standard"><text:span text:style-name="T6">Questa </text:span><text:span text:style-name="T7">è</text:span><text:span text:style-name="T6"> una traduzione ufficiale del Progetto OpenChain. </text:span><text:span text:style-name="T7">È</text:span><text:span text:style-name="T6"> stata tradotta a partire dal testo originale in inglese. In caso di quals</text:span><text:span text:style-name="T8">i</text:span><text:span text:style-name="T6">asi incongruenza tra questa traduzione e il testo originale in inglese, il testo in inglese prevale. </text:span></text:p>
      <text:p text:style-name="P6"/>
      <text:p text:style-name="P7"/>
      <text:p text:style-name="P7"/>
      <text:p text:style-name="P7"/>
      <text:p text:style-name="P7"/>
      <text:p text:style-name="P7"/>
      <text:p text:style-name="P64"><text:span text:style-name="T9">Copyright © 2016-2019 Linux Foundation. Questo documento </text:span><text:span text:style-name="T42">è</text:span><text:span text:style-name="T9"> distribu</text:span><text:span text:style-name="T42">i</text:span><text:span text:style-name="T9">to con licenza Creative Commons Attribuzione 4.0 Internazionale (CC-BY-4.0). Una copia della licenza </text:span><text:span text:style-name="T42">è</text:span><text:span text:style-name="T9"> disponibile all’indirizzo </text:span><text:a xlink:type="simple" xlink:href="https://creativecommons.org/licenses/by/4.0/" text:style-name="Internet_20_link" text:visited-style-name="Visited_20_Internet_20_Link"><text:span text:style-name="T9">https://creativecommons.org/licenses/by/4.0/</text:span></text:a><text:span text:style-name="T9">.</text:span></text:p>
      <text:p text:style-name="P7"/>
      <text:p text:style-name="P7"/>
      <text:h text:style-name="P22" text:outline-level="1"/>
      <text:list xml:id="list8922709876271599350" text:style-name="WWNum25">
        <text:list-item>
          <text:h text:style-name="P67" text:outline-level="1"><text:bookmark-start text:name="_Toc19618954"/><text:bookmark-start text:name="_Toc457078795"/><text:bookmark-start text:name="__RefHeading___Toc85002_972079641"/>Introdu<text:bookmark-end text:name="_Toc457078795"/>zione<text:bookmark-end text:name="_Toc19618954"/><text:tab/><text:bookmark-end text:name="__RefHeading___Toc85002_972079641"/></text:h>
        </text:list-item>
      </text:list>
      <text:p text:style-name="P18"/>
      <text:p text:style-name="P2"><text:span text:style-name="T9">Questa </text:span><text:span text:style-name="T43">s</text:span><text:span text:style-name="T9">pecifica definisce i requisiti chiave di un programma di </text:span><text:span text:style-name="T42">conformità</text:span><text:span text:style-name="T9"> Open Source di </text:span><text:span text:style-name="T42">qualità.</text:span><text:span text:style-name="T9"> L’obiettivo è fornire un </text:span><text:span text:style-name="T50">benchmark</text:span><text:span text:style-name="T9"> che </text:span><text:span text:style-name="T42">costruisca</text:span><text:span text:style-name="T9"> fiducia tra le organizzazioni che </text:span><text:span text:style-name="T42">s</text:span><text:span text:style-name="T9">cambiano soluzioni software che includono software open source. </text:span><text:span text:style-name="T42">La</text:span><text:span text:style-name="T9"> conformi</text:span><text:span text:style-name="T42">tà</text:span><text:span text:style-name="T9"> a</text:span><text:span text:style-name="T46">lla</text:span><text:span text:style-name="T9"> </text:span><text:span text:style-name="T46">s</text:span><text:span text:style-name="T9">pecifica garantisce che è stato </text:span><text:span text:style-name="T42">progettato</text:span><text:span text:style-name="T9"> un Programma di creazione de</text:span><text:span text:style-name="T42">gl</text:span><text:span text:style-name="T9">i Elaborati di </text:span><text:span text:style-name="T42">Conformità</text:span><text:span text:style-name="T9"> necessari (ossia av</text:span><text:span text:style-name="T42">v</text:span><text:span text:style-name="T10">ertenze</text:span><text:span text:style-name="T9"> legali, codice </text:span><text:span text:style-name="T44">sorgente</text:span><text:span text:style-name="T9"> e cos</text:span><text:span text:style-name="T44">ì</text:span><text:span text:style-name="T9"> via) per </text:span><text:span text:style-name="T10">ciascuna</text:span><text:span text:style-name="T9"> soluzion</text:span><text:span text:style-name="T10">e</text:span><text:span text:style-name="T9"> software. La Specifica OpenChain si focalizza sul “cosa” e il “perché” del Programma, piuttosto che sul “come” e “quando”. </text:span><text:span text:style-name="T44">Q</text:span><text:span text:style-name="T9">uesto assicura </text:span><text:span text:style-name="T44">a diverse</text:span><text:span text:style-name="T9"> organizzazioni, di diversa grandezza e che operano in differenti mercati, </text:span><text:span text:style-name="T44">la flessibilità di</text:span><text:span text:style-name="T9"> scegliere specifici contenuti di politiche e procedimenti affinché si adattino alla </text:span><text:span text:style-name="T45">loro </text:span><text:span text:style-name="T9">grandezza, </text:span><text:span text:style-name="T45">ai loro </text:span><text:span text:style-name="T9">obiettivi e </text:span><text:span text:style-name="T45">al loro </text:span><text:span text:style-name="T9">ambito di applicazione. Ad esempio, un Programma Conform</text:span><text:span text:style-name="T45">e</text:span><text:span text:style-name="T9"> a OpenChain </text:span><text:span text:style-name="T43">può</text:span><text:span text:style-name="T9"> essere indirizzato a un</text:span><text:span text:style-name="T45">a</text:span><text:span text:style-name="T9"> singol</text:span><text:span text:style-name="T45">a</text:span><text:span text:style-name="T9"> </text:span><text:span text:style-name="T45">linea di </text:span><text:span text:style-name="T9">prodotto o a</text:span><text:span text:style-name="T45">ll</text:span><text:span text:style-name="T9">’intera organizzazione. </text:span></text:p>
      <text:p text:style-name="P8"/>
      <text:p text:style-name="Standard"><text:bookmark-start text:name="_Toc457078796"/><text:span text:style-name="T11">Questa introduzione fornisce il contesto per tutti i potenziali utenti. La </text:span><text:span text:style-name="T13">S</text:span><text:span text:style-name="T11">ezione 2 definisce i termini chiave utilizzati nella Specifica. La Sezione 3 definisce i requisiti che un Programma deve soddisfare per ottenere la conformità. Un requisito consiste in uno o più Materiali di Verifica (ossia, registr</text:span><text:span text:style-name="T12">azioni</text:span><text:span text:style-name="T11">) che devono essere prodotti per soddisfare i requisiti. I Materiali di Verifica non devono essere resi pubblici, anche se un'organizzazione può scegliere di </text:span><text:span text:style-name="T12">fornirli a terzi</text:span><text:span text:style-name="T11">, </text:span><text:span text:style-name="T12">eventualmente</text:span><text:span text:style-name="T11"> nell'ambito di un </text:span><text:span text:style-name="T13">a</text:span><text:span text:style-name="T11">ccordo di non divulgazione (NDA). </text:span></text:p>
      <text:p text:style-name="P8"/>
      <text:p text:style-name="Standard"><text:span text:style-name="T11">La Specifica si sviluppa come un'iniziativa aperta con feedback ricevuti da oltre 150 collaboratori. Per avere una panoramica della sua evoluzione storica, è possibile consultare </text:span><text:a xlink:type="simple" xlink:href="https://lists.linuxfoundation.org/mailman/listinfo/openchain-spec" text:style-name="Internet_20_link" text:visited-style-name="Visited_20_Internet_20_Link"><text:span text:style-name="T11">la mailing list</text:span></text:a><text:span text:style-name="T11"> della </text:span><text:span text:style-name="T12">S</text:span><text:span text:style-name="T11">pecifica e </text:span><text:a xlink:type="simple" xlink:href="https://wiki.linuxfoundation.org/openchain/specification-questions-and-answers" text:style-name="Internet_20_link" text:visited-style-name="Visited_20_Internet_20_Link"><text:span text:style-name="T11">le domande più frequenti (FAQ)</text:span></text:a><text:span text:style-name="T11">.</text:span></text:p>
      <text:p text:style-name="P7"/>
      <text:p text:style-name="P61"/>
      <text:p text:style-name="P50"/>
      <text:list xml:id="list92736896299729" text:continue-numbering="true" text:style-name="WWNum25">
        <text:list-item>
          <text:h text:style-name="P68" text:outline-level="1"><text:bookmark-start text:name="__RefHeading___Toc85004_972079641"/><text:bookmark-start text:name="_Toc19618955"/>Defini<text:bookmark-end text:name="_Toc457078796"/>zioni<text:bookmark-end text:name="__RefHeading___Toc85004_972079641"/><text:bookmark-end text:name="_Toc19618955"/></text:h>
        </text:list-item>
      </text:list>
      <text:p text:style-name="P18"/>
      <text:p text:style-name="P16"><text:span text:style-name="T14">“Elaborati di </text:span><text:span text:style-name="T31">Conformità</text:span><text:span text:style-name="T14">” </text:span><text:span text:style-name="T9">–</text:span><text:span text:style-name="T14"> </text:span><text:span text:style-name="T9">un</text:span><text:span text:style-name="T43">a</text:span><text:span text:style-name="T9"> </text:span><text:span text:style-name="T43">raccolta</text:span><text:span text:style-name="T9"> di </text:span><text:span text:style-name="T43">elaborati</text:span><text:span text:style-name="T9"> che rappresentano il risultato del Programma per il Software Fornito. </text:span><text:span text:style-name="T43">La</text:span><text:span text:style-name="T9"> </text:span><text:span text:style-name="T43">raccolta</text:span><text:span text:style-name="T9"> può includere, </text:span><text:span text:style-name="T43">ma non è limitata a,</text:span><text:span text:style-name="T9"> uno o più dei seguenti: codice sorgente, </text:span><text:span text:style-name="T10">note</text:span><text:span text:style-name="T9"> di attribuzione, </text:span><text:span text:style-name="T10">note sul</text:span><text:span text:style-name="T9"> </text:span><text:span text:style-name="T43">diritto d’autore</text:span><text:span text:style-name="T9">, copia di licenze, </text:span><text:span text:style-name="T43">notifiche</text:span><text:span text:style-name="T9"> di modifica, offerte scritte, </text:span><text:span text:style-name="T43">distinta dei materiali</text:span><text:span text:style-name="T9"> dei componenti Open Source e documenti SPDX.</text:span></text:p>
      <text:p text:style-name="P19"/>
      <text:p text:style-name="Standard"><text:span text:style-name="T14">“Licenze identificate”</text:span><text:span text:style-name="T9"> – un insieme di licenze </text:span><text:span text:style-name="T43">Software Open Source</text:span><text:span text:style-name="T9"> identificate </text:span><text:span text:style-name="T57">seguendo</text:span><text:span text:style-name="T9"> un metodo appropriato di identificazione dei component</text:span><text:span text:style-name="T43">i</text:span><text:span text:style-name="T9"> </text:span><text:span text:style-name="T43">Open Source</text:span><text:span text:style-name="T9"> di cui </text:span><text:span text:style-name="T43">è</text:span><text:span text:style-name="T9"> compost</text:span><text:span text:style-name="T43">o</text:span><text:span text:style-name="T9"> il Software Fornito. </text:span></text:p>
      <text:p text:style-name="P7"/>
      <text:p text:style-name="Standard"><text:span text:style-name="T14">“Conform</text:span><text:span text:style-name="T16">e</text:span><text:span text:style-name="T14"> a OpenChain</text:span><text:span text:style-name="T9">” – un </text:span><text:span text:style-name="T43">P</text:span><text:span text:style-name="T9">rogramma che soddisfa tutti i requisiti di questa </text:span><text:span text:style-name="T46">s</text:span><text:span text:style-name="T9">pecifica.</text:span></text:p>
      <text:p text:style-name="P7"/>
      <text:p text:style-name="Standard"><text:span text:style-name="T14">“Open Source” </text:span><text:span text:style-name="T9">- software sottoposto a una o pi</text:span><text:span text:style-name="T43">ù</text:span><text:span text:style-name="T9"> licenze che rispettano la Open Source Definition pubblicata dalla Open Source Initiative (OpenSource.org) o la Free Software Definition (pubblicata da Free Software Foundation) o licenze simili.</text:span></text:p>
      <text:p text:style-name="P7"/>
      <text:p text:style-name="P17"><text:span text:style-name="T9">“</text:span><text:span text:style-name="T14">Programma</text:span><text:span text:style-name="T9">” – l'insieme delle politiche, dei processi e del personale che gestisc</text:span><text:span text:style-name="T46">ono</text:span><text:span text:style-name="T9"> le attività di conformità alle licenze </text:span><text:span text:style-name="T46">Open Source di un'organizzazione</text:span><text:span text:style-name="T9">.</text:span></text:p>
      <text:p text:style-name="P9"/>
      <text:p text:style-name="Standard"><text:span text:style-name="T14">“</text:span><text:span text:style-name="T27">Personale</text:span><text:span text:style-name="T14"> del Software”</text:span><text:span text:style-name="T9"> - qualsiasi dipendente o </text:span><text:span text:style-name="T57">collaboratore esterno</text:span><text:span text:style-name="T9"> dell'organizzazione che definisce, contribuisce o ha responsabilità </text:span><text:span text:style-name="T46">circa</text:span><text:span text:style-name="T9"> </text:span><text:span text:style-name="T46">la </text:span><text:span text:style-name="T9">prepara</text:span><text:span text:style-name="T46">zione</text:span><text:span text:style-name="T9"> </text:span><text:span text:style-name="T46">di</text:span><text:span text:style-name="T9"> Software Fornito. A seconda dell'organizzazione, ciò può includere (ma non è limitato a) sviluppatori software, specialisti del rilascio, responsabili della qualità, responsabili del marketing d</text:span><text:span text:style-name="T46">i</text:span><text:span text:style-name="T9"> prodotto e respons</text:span><text:span text:style-name="T46">a</text:span><text:span text:style-name="T9">bili d</text:span><text:span text:style-name="T46">i</text:span><text:span text:style-name="T9"> prodotto.</text:span></text:p>
      <text:p text:style-name="P7"/>
      <text:p text:style-name="Standard"><text:span text:style-name="T14">“SPDX”</text:span><text:span text:style-name="T9"> - formato standard creato dall’SPDX (Software Package Data Exchange) Working Group della Linux Foundation per lo scambio di informazioni di licenza e diritto d’autore circa un d</text:span><text:span text:style-name="T46">eterminato</text:span><text:span text:style-name="T9"> pacchetto software. Una descrizione della specifica SPDX può essere reperita </text:span><text:span text:style-name="T46">presso</text:span><text:span text:style-name="T9"> </text:span><text:a xlink:type="simple" xlink:href="http://www.spdx.org/" text:style-name="Internet_20_link" text:visited-style-name="Visited_20_Internet_20_Link"><text:span text:style-name="T9">www.spdx.org</text:span></text:a><text:span text:style-name="T9">.</text:span></text:p>
      <text:p text:style-name="P7"/>
      <text:p text:style-name="Standard"><text:span text:style-name="T14">“Software Fornito”</text:span><text:span text:style-name="T9"> - software che un'organizzazione distribuisce a terze parti (ad esempio, altre organizzazioni o persone).</text:span></text:p>
      <text:p text:style-name="P7"/>
      <text:p text:style-name="Standard"><text:span text:style-name="T14">“Materiali di Verifica” </text:span><text:span text:style-name="T9">–</text:span><text:span text:style-name="T14"> </text:span><text:span text:style-name="T46">materiali</text:span><text:span text:style-name="T9"> che </text:span><text:span text:style-name="T46">dimostrano che</text:span><text:span text:style-name="T9"> un determinato requisito </text:span><text:span text:style-name="T46">è soddisfatto</text:span><text:span text:style-name="T9">.</text:span></text:p>
      <text:p text:style-name="P7"/>
      <text:p text:style-name="P10"/>
      <text:list xml:id="list92736655428326" text:continue-numbering="true" text:style-name="WWNum25">
        <text:list-item>
          <text:h text:style-name="P69" text:outline-level="1"><text:bookmark-start text:name="__RefHeading___Toc85006_972079641"/><text:bookmark-start text:name="_Toc19618956"/>Requisiti<text:bookmark-end text:name="__RefHeading___Toc85006_972079641"/><text:bookmark-end text:name="_Toc19618956"/></text:h>
        </text:list-item>
      </text:list>
      <text:h text:style-name="Heading_20_2" text:outline-level="2"><text:bookmark-start text:name="_Toc19618957"/><text:bookmark-start text:name="__RefHeading___Toc85008_972079641"/><text:bookmark-start text:name="_Toc457078798"/>1.0 <text:bookmark-end text:name="_Toc457078798"/>Fondamento del Programma<text:bookmark-end text:name="_Toc19618957"/><text:bookmark-end text:name="__RefHeading___Toc85008_972079641"/></text:h>
      <text:list xml:id="list1476156012134229482" text:style-name="WWNum21">
        <text:list-item>
          <text:list>
            <text:list-item>
              <text:p text:style-name="P89">Politica</text:p>
            </text:list-item>
          </text:list>
        </text:list-item>
      </text:list>
      <text:p text:style-name="List_20_Paragraph"><text:span text:style-name="T14">Esiste una politica </text:span><text:span text:style-name="T17">Open Source scritta</text:span><text:span text:style-name="T14"> che regola il rispetto delle licenze Open Source del Software Fornito. La politica deve essere comunicata internamente.</text:span></text:p>
      <text:p text:style-name="P25"/>
      <text:p text:style-name="P25">Materiale(i) di Verifica:</text:p>
      <text:list xml:id="list7517135235801813661" text:style-name="WWNum41">
        <text:list-item>
          <text:p text:style-name="P90"><text:span text:style-name="T52">1.1.1 </text:span><text:span text:style-name="T9">Una politica Open Source documentata.</text:span></text:p>
        </text:list-item>
        <text:list-item>
          <text:p text:style-name="P90"><text:span text:style-name="T52">1.1.2 </text:span><text:span text:style-name="T9">Una procedura documentata che rende </text:span><text:span text:style-name="T32">il Personale</text:span><text:span text:style-name="T9"> del Software consapevole dell'esistenza d</text:span><text:span text:style-name="T52">i una</text:span><text:span text:style-name="T9"> politica Open Source (ad esempio, tramite formazione, wiki interno o altro metodo pratico di comunicazione).</text:span></text:p>
        </text:list-item>
      </text:list>
      <text:p text:style-name="P25"/>
      <text:p text:style-name="P23"><text:span text:style-name="T14">Razionale</text:span><text:span text:style-name="T9">:</text:span></text:p>
      <text:p text:style-name="P23"><text:span text:style-name="T9">Assicurare che </text:span><text:span text:style-name="T52">siano intrapresi passi</text:span><text:span text:style-name="T9"> per creare, registrare e rendere il </text:span><text:span text:style-name="T32">P</text:span><text:span text:style-name="T9">ersonale del </text:span><text:span text:style-name="T52">S</text:span><text:span text:style-name="T9">oftware consapevole dell'esistenza di una politica Open Source. </text:span><text:span text:style-name="T32">Sebbene</text:span><text:span text:style-name="T9"> </text:span><text:span text:style-name="T32">qui </text:span><text:span text:style-name="T9">non sono </text:span><text:span text:style-name="T32">forniti</text:span><text:span text:style-name="T9"> requisiti su </text:span><text:span text:style-name="T32">cosa debba </text:span><text:span text:style-name="T9">essere incluso </text:span><text:span text:style-name="T32">in tale</text:span><text:span text:style-name="T9"> politica, altre sezioni po</text:span><text:span text:style-name="T32">trebbero</text:span><text:span text:style-name="T9"> imporre requisiti </text:span><text:span text:style-name="T32">su</text:span><text:span text:style-name="T9">lla politica.</text:span></text:p>
      <text:p text:style-name="P24"/>
      <text:p text:style-name="Standard"><text:span text:style-name="T63">1.2 </text:span><text:span text:style-name="T69"><text:tab/></text:span><text:span text:style-name="T63">Competenza</text:span></text:p>
      <text:p text:style-name="P25">L'organizzazione deve: </text:p>
      <text:list xml:id="list1875353158935000517" text:style-name="WWNum43">
        <text:list-item>
          <text:p text:style-name="P77"><text:span text:style-name="T14">Identificare i ruoli e le responsabilità corrispondenti </text:span><text:span text:style-name="T18">a</text:span><text:span text:style-name="T14"> quei ruoli che influenzano l’</text:span><text:span text:style-name="T18">esecuzione</text:span><text:span text:style-name="T14"> e l'efficacia del Programma;</text:span></text:p>
        </text:list-item>
        <text:list-item>
          <text:p text:style-name="P77"><text:span text:style-name="T14">Determinare le competenze necessarie delle persone che </text:span><text:span text:style-name="T18">ricoprono</text:span><text:span text:style-name="T14"> ciascun ruolo;</text:span></text:p>
        </text:list-item>
        <text:list-item>
          <text:p text:style-name="P77"><text:span text:style-name="T14">Garantire che queste persone siano competenti in base a </text:span><text:span text:style-name="T18">un’adeguata </text:span><text:span text:style-name="T14">istruzione, formazione e/o esperienza;</text:span></text:p>
        </text:list-item>
        <text:list-item>
          <text:p text:style-name="P72">Se del caso, adottare misure per acquisire le competenze necessarie; e</text:p>
        </text:list-item>
        <text:list-item>
          <text:p text:style-name="P77"><text:span text:style-name="T14">Conservare </text:span><text:span text:style-name="T18">appropriate </text:span><text:span text:style-name="T14">informazioni documentate come prova della competenza.</text:span></text:p>
        </text:list-item>
      </text:list>
      <text:p text:style-name="P25"/>
      <text:p text:style-name="P60">Materiale(i) di Verifica:</text:p>
      <text:list xml:id="list1185224113424274724" text:style-name="WWNum44">
        <text:list-item>
          <text:p text:style-name="P91"><text:span text:style-name="T9">1.2.1 Un elenco documentato dei ruoli con le responsabilità corrispondenti </text:span><text:span text:style-name="T53">per </text:span><text:span text:style-name="T9">i diversi partecipanti al Programma.</text:span></text:p>
        </text:list-item>
        <text:list-item>
          <text:p text:style-name="P92">1.2.2 Un documento che identifica le competenze per ciascun ruolo.</text:p>
        </text:list-item>
        <text:list-item>
          <text:p text:style-name="P92">1.2.3 Prove documentate delle competenze valutate per ciascun partecipante al Programma.</text:p>
        </text:list-item>
      </text:list>
      <text:p text:style-name="P54"/>
      <text:p text:style-name="P23"><text:span text:style-name="T14">Razionale</text:span><text:span text:style-name="T9">:</text:span></text:p>
      <text:p text:style-name="P23"><text:span text:style-name="T9">Assicurare che i partecipanti </text:span><text:span text:style-name="T53">identificati </text:span><text:span text:style-name="T9">che ricoprono i ruoli nel Programma abbiano ottenuto un livello di competenza sufficiente per i rispettivi ruoli e responsabilità.</text:span></text:p>
      <text:p text:style-name="P61"/>
      <text:p text:style-name="P30"/>
      <text:p text:style-name="Standard"><text:span text:style-name="T70"><text:s/></text:span><text:span text:style-name="T63">1.3 <text:tab/>Consapevolezza</text:span></text:p>
      <text:p text:style-name="P60">L'organizzazione deve garantire che i partecipanti al Programma siano a conoscenza di:</text:p>
      <text:p text:style-name="P32">a) La politica Open Source;</text:p>
      <text:p text:style-name="P31"><text:span text:style-name="T14">b) Gli </text:span><text:span text:style-name="T15">o</text:span><text:span text:style-name="T14">biettivi Open Source pertinenti; </text:span></text:p>
      <text:p text:style-name="P32">c) il loro contributo all'efficacia del Programma; e</text:p>
      <text:p text:style-name="P32">d) le implicazioni del mancato rispetto dei requisiti del Programma.</text:p>
      <text:p text:style-name="P25"/>
      <text:p text:style-name="P25">Materiale(i) di Verifica:</text:p>
      <text:list xml:id="list5159739829822925343" text:style-name="WWNum1">
        <text:list-item>
          <text:p text:style-name="P78"><text:span text:style-name="T9">1.3.1 Prove documentate della </text:span><text:span text:style-name="T53">valutata </text:span><text:span text:style-name="T9">consapevolezza di ogni membro </text:span><text:span text:style-name="T32">del personale</text:span><text:span text:style-name="T9"> del Programma, anche riguardo gli obiettivi del Programma, il contributo </text:span><text:span text:style-name="T34">di ciascuno</text:span><text:span text:style-name="T9"> </text:span><text:span text:style-name="T34">nel quadro</text:span><text:span text:style-name="T9"> del Programma e le implicazioni della non conformità del Programma.</text:span></text:p>
        </text:list-item>
      </text:list>
      <text:p text:style-name="P56"/>
      <text:p text:style-name="P23"><text:span text:style-name="T14">Razionale</text:span><text:span text:style-name="T9">:</text:span></text:p>
      <text:p text:style-name="P23"><text:span text:style-name="T9">Assicurare che </text:span><text:span text:style-name="T32">il personale</text:span><text:span text:style-name="T9"> del Programma abbia ottenuto un livello sufficiente di consapevolezza dei rispettivi ruoli e responsabilità all'interno del Programma.</text:span></text:p>
      <text:p text:style-name="P24"/>
      <text:p text:style-name="P3">1.4<text:tab/><text:span text:style-name="T72">Ambito</text:span> del Programma</text:p>
      <text:p text:style-name="P23"><text:span text:style-name="T14">Programmi diversi possono essere regolati da diversi </text:span><text:span text:style-name="T15">livelli di ambito</text:span><text:span text:style-name="T14">. Ad esempio, un </text:span><text:span text:style-name="T15">P</text:span><text:span text:style-name="T14">rogramma può governare una singola linea di prodotti, un intero reparto o un'intera organizzazione. La designazione dell</text:span><text:span text:style-name="T15">'ambito di applicazione</text:span><text:span text:style-name="T14"> deve essere dichiarata per ogni </text:span><text:span text:style-name="T19">P</text:span><text:span text:style-name="T14">rogramma.</text:span></text:p>
      <text:p text:style-name="P25"/>
      <text:p text:style-name="P23"><text:span text:style-name="T14">Materiale(i) di Verifica</text:span><text:span text:style-name="T9">:</text:span></text:p>
      <text:list xml:id="list92735454398617" text:continue-numbering="true" text:style-name="WWNum1">
        <text:list-item>
          <text:p text:style-name="P78"><text:span text:style-name="T9">1.4.1 Una dichiarazione scritta che definisce chiaramente </text:span><text:span text:style-name="T33">l'ambito di applicazione</text:span><text:span text:style-name="T9"> e i limiti del Programma.</text:span></text:p>
        </text:list-item>
      </text:list>
      <text:p text:style-name="P7"/>
      <text:p text:style-name="P59"><text:span text:style-name="T14">Razionale</text:span><text:span text:style-name="T9">:</text:span></text:p>
      <text:p text:style-name="P23"><text:span text:style-name="T33">Consentire</text:span><text:span text:style-name="T9"> flessibilità per creare un Programma che meglio si adatta alle differenti esigenze di un'organizzazione. Alcune organizzazioni possono scegliere di adottare il Programma per una specifica linea di prodotti, mentre altre possono adottare il Programma per </text:span><text:span text:style-name="T34">controllare </text:span><text:span text:style-name="T9">il Software Fornito dell'intera organizzazione.</text:span></text:p>
      <text:p text:style-name="P24"/>
      <text:p text:style-name="P3">1.5<text:tab/>Obblig<text:span text:style-name="T59">hi</text:span> delle licenze</text:p>
      <text:p text:style-name="P23"><text:span text:style-name="T14">Esiste un processo di revisione delle Licenze Identificate per determinare gli obblighi, le </text:span><text:span text:style-name="T29">condizioni </text:span><text:span text:style-name="T14">e i diritti </text:span><text:span text:style-name="T29">stabiliti</text:span><text:span text:style-name="T14"> da ciascuna licenza.</text:span></text:p>
      <text:p text:style-name="P27"/>
      <text:p text:style-name="P23"><text:span text:style-name="T14">Materiale(i) di Verifica</text:span>:</text:p>
      <text:list xml:id="list92735859101976" text:continue-numbering="true" text:style-name="WWNum1">
        <text:list-item>
          <text:p text:style-name="P74">1.5.1 Una procedura documentata per controllare e documentare gli obblighi, le <text:span text:style-name="T59">condizioni</text:span> e i diritti <text:span text:style-name="T59">stabiliti </text:span>da ogni Licenza Identificata.</text:p>
        </text:list-item>
      </text:list>
      <text:p text:style-name="P25"/>
      <text:p text:style-name="P23"><text:span text:style-name="T14">Razionale</text:span><text:span text:style-name="T9">:</text:span></text:p>
      <text:p text:style-name="P23"><text:span text:style-name="T34">Assicurare</text:span><text:span text:style-name="T9"> l'esistenza di un processo di revisione e identificazione degli obblighi di licenza per ciascuna Licenza Identificata per i vari casi d'uso che un'organizzazione può incontrare (come definito nel requisito 3.2).</text:span></text:p>
      <text:p text:style-name="P7"/>
      <text:h text:style-name="P49" text:outline-level="2"><text:bookmark-start text:name="_Toc19618958"/><text:bookmark-start text:name="__RefHeading___Toc85010_972079641"/><text:bookmark-start text:name="_Toc457078799"/><text:span text:style-name="T9">2.0 </text:span><text:bookmark-end text:name="_Toc457078799"/><text:span text:style-name="T9">Compiti </text:span><text:span text:style-name="T34">D</text:span><text:span text:style-name="T9">efiniti e </text:span><text:span text:style-name="T34">S</text:span><text:span text:style-name="T9">upportati</text:span><text:bookmark-end text:name="_Toc19618958"/><text:bookmark-end text:name="__RefHeading___Toc85010_972079641"/></text:h>
      <text:p text:style-name="P36">2.1 <text:tab/>Accesso</text:p>
      <text:p text:style-name="P23"><text:span text:style-name="T20">Mantenere un processo per rispondere efficacemente alle richieste di informazioni esterne riguardo a</text:span><text:span text:style-name="T21">ll’</text:span><text:span text:style-name="T20">Open Source. Identificare pubblicamente un mezzo attraverso il quale un terzo può effettuare una richiesta di conformità Open Source.</text:span></text:p>
      <text:p text:style-name="P26"/>
      <text:p text:style-name="P59"><text:span text:style-name="T14">Materiale(i) di Verifica</text:span><text:span text:style-name="T9">:</text:span></text:p>
      <text:list xml:id="list865498767107422655" text:style-name="WWNum9">
        <text:list-item>
          <text:p text:style-name="P75">2.1.1 Un metodo pubblicamente visibile che consente a terzi di richiedere informazioni riguardo alla conformità alle licenze Open Source (ad esempio, tramite un indirizzo e-mail di contatto pubblicato o l'Open Compliance Directory della Linux Foundation).</text:p>
        </text:list-item>
      </text:list>
      <text:list xml:id="list92736058171736" text:continue-list="list92735859101976" text:style-name="WWNum1">
        <text:list-item>
          <text:p text:style-name="P74">2.1.2 Una procedura interna documentata per rispondere alle richieste di informazioni riguardo alla conformità alle licenze Open Source effettuate da terzi.<text:tab/></text:p>
        </text:list-item>
      </text:list>
      <text:p text:style-name="P25"/>
      <text:p text:style-name="P23"><text:span text:style-name="T14">Razionale</text:span><text:span text:style-name="T9">:</text:span></text:p>
      <text:p text:style-name="P24">Garantire che ci sia un metodo ragionevole attraverso il quale i terzi possano contattare l'organizzazione per quanto riguarda le richieste di conformità Open Source e che l'organizzazione sia pronta a rispondere efficacemente.</text:p>
      <text:p text:style-name="P7"/>
      <text:list xml:id="list2974118010240773588" text:style-name="WWNum45">
        <text:list-item>
          <text:list>
            <text:list-item>
              <text:p text:style-name="P76"><text:span text:style-name="T61"><text:s/><text:tab/>Risorse </text:span><text:span text:style-name="T62">E</text:span><text:span text:style-name="T61">ffic</text:span><text:span text:style-name="T62">aci</text:span></text:p>
            </text:list-item>
          </text:list>
        </text:list-item>
      </text:list>
      <text:p text:style-name="P53">Identificare e attribuire risorse alle attività del Programma:</text:p>
      <text:list xml:id="list1759559742678763337" text:style-name="WWNum3">
        <text:list-item>
          <text:p text:style-name="P79"><text:span text:style-name="T22">Assegnare</text:span><text:span text:style-name="T20"> responsabil</text:span><text:span text:style-name="T22">ità</text:span><text:span text:style-name="T20"> per </text:span><text:span text:style-name="T23">assicurare</text:span><text:span text:style-name="T14"> la corretta esecuzione delle </text:span><text:span text:style-name="T23">attività</text:span><text:span text:style-name="T14"> del Programma. </text:span></text:p>
        </text:list-item>
        <text:list-item>
          <text:p text:style-name="P73">Le attività del Programma sono dotate di risorse sufficienti:</text:p>
          <text:list>
            <text:list-item>
              <text:p text:style-name="P79"><text:span text:style-name="T23">T</text:span><text:span text:style-name="T14">empo per svolgere le </text:span><text:span text:style-name="T23">attività</text:span><text:span text:style-name="T14"> è stato assegnato; e</text:span></text:p>
            </text:list-item>
            <text:list-item>
              <text:p text:style-name="P79"><text:span text:style-name="T23">Fondi</text:span><text:span text:style-name="T14"> </text:span><text:span text:style-name="T23">sufficienti</text:span><text:span text:style-name="T14"> </text:span><text:span text:style-name="T23">sono</text:span><text:span text:style-name="T14"> stat</text:span><text:span text:style-name="T23">i</text:span><text:span text:style-name="T14"> assegnat</text:span><text:span text:style-name="T23">i</text:span><text:span text:style-name="T14">.</text:span></text:p>
            </text:list-item>
          </text:list>
        </text:list-item>
        <text:list-item>
          <text:p text:style-name="P79"><text:span text:style-name="T14">Esiste un processo di revisione e aggiornamento della politica e delle </text:span><text:span text:style-name="T23">attività</text:span><text:span text:style-name="T14"> di supporto;</text:span></text:p>
        </text:list-item>
        <text:list-item>
          <text:p text:style-name="P79"><text:span text:style-name="T23">C</text:span><text:span text:style-name="T14">o</text:span><text:span text:style-name="T23">mpetenze</text:span><text:span text:style-name="T14"> legal</text:span><text:span text:style-name="T23">i</text:span><text:span text:style-name="T14"> circa la conformità alle licenze Open Source </text:span><text:span text:style-name="T23">sono</text:span><text:span text:style-name="T14"> accessibil</text:span><text:span text:style-name="T23">i</text:span><text:span text:style-name="T14"> a coloro che potrebbero aver bisogno di tale guida; e</text:span></text:p>
        </text:list-item>
        <text:list-item>
          <text:p text:style-name="P79"><text:span text:style-name="T14">Esiste un processo per la risoluzione di questioni di conformità </text:span><text:span text:style-name="T23">delle licenze </text:span><text:span text:style-name="T14">Open Source.</text:span></text:p>
        </text:list-item>
      </text:list>
      <text:p text:style-name="P55"/>
      <text:p text:style-name="P59"><text:span text:style-name="T14">Materiale(i) di Verifica</text:span><text:span text:style-name="T9">:</text:span></text:p>
      <text:list xml:id="list92737163042438" text:continue-list="list92736058171736" text:style-name="WWNum1">
        <text:list-item>
          <text:p text:style-name="P78"><text:span text:style-name="T9">2.2.1 </text:span><text:span text:style-name="T35">Documento </text:span><text:span text:style-name="T36">che identifica </text:span><text:span text:style-name="T9">i nomi delle persone, </text:span><text:span text:style-name="T36">del </text:span><text:span text:style-name="T9">grupp</text:span><text:span text:style-name="T36">o</text:span><text:span text:style-name="T9"> o </text:span><text:span text:style-name="T36">della </text:span><text:span text:style-name="T9">funzion</text:span><text:span text:style-name="T36">e</text:span><text:span text:style-name="T9"> ne</text:span><text:span text:style-name="T36">l/nei</text:span><text:span text:style-name="T9"> ruol</text:span><text:span text:style-name="T36">o/i</text:span><text:span text:style-name="T9"> </text:span><text:span text:style-name="T36">all'interno </text:span><text:span text:style-name="T9">del Programma.</text:span></text:p>
        </text:list-item>
        <text:list-item>
          <text:p text:style-name="P78"><text:span text:style-name="T9">2.2.2 I ruoli </text:span><text:span text:style-name="T36">identificati all'interno</text:span><text:span text:style-name="T9"> del Programma sono stati adeguatamente d</text:span><text:span text:style-name="T37">o</text:span><text:span text:style-name="T9">tati di personale e adeguatamente finanziati.</text:span></text:p>
        </text:list-item>
        <text:list-item>
          <text:p text:style-name="P78"><text:span text:style-name="T9">2.2.3 Identificazione di competenze legali disponibili per affrontare questioni di conformità </text:span><text:span text:style-name="T38">a</text:span><text:span text:style-name="T37">lle licenze </text:span><text:span text:style-name="T9">Open Source, che potrebbero essere interne o esterne.</text:span></text:p>
        </text:list-item>
        <text:list-item>
          <text:p text:style-name="P74">2.2.4 Una procedura documentata per assegnare le responsabilità interne per la conformità Open Source.</text:p>
        </text:list-item>
        <text:list-item>
          <text:p text:style-name="P74">2.2.5 Una procedura documentata per gestire la revisione e la risoluzione dei casi di mancata conformità.</text:p>
        </text:list-item>
      </text:list>
      <text:p text:style-name="P7"/>
      <text:p text:style-name="P23"><text:span text:style-name="T14">Razionale</text:span><text:span text:style-name="T9">:</text:span></text:p>
      <text:p text:style-name="P51"><text:soft-page-break/><text:span text:style-name="T37">Assicurare che</text:span><text:span text:style-name="T9">: i) le responsabilità del Programma siano efficacemente sostenute e finanziate e ii) le politiche e i processi di supporto siano regolarmente aggiornati per tenere conto dei cambiamenti nelle migliori pratiche di conformità Open Source.</text:span></text:p>
      <text:h text:style-name="P49" text:outline-level="2"><text:bookmark-start text:name="_Toc19618959"/><text:bookmark-start text:name="__RefHeading___Toc85012_972079641"/><text:bookmark-start text:name="_Toc457078800"/><text:span text:style-name="T9">3.0 </text:span><text:bookmark-end text:name="_Toc457078800"/><text:span text:style-name="T9">Verifica e Approva</text:span><text:span text:style-name="T52">zione</text:span><text:span text:style-name="T9"> dei </text:span><text:span text:style-name="T54">C</text:span><text:span text:style-name="T9">omponenti </text:span><text:bookmark-end text:name="_Toc19618959"/><text:span text:style-name="T71">Open Source</text:span><text:bookmark-end text:name="__RefHeading___Toc85012_972079641"/></text:h>
      <text:p text:style-name="P33"><text:span text:style-name="T63">3.1       </text:span><text:span text:style-name="T64">Distinta</text:span><text:span text:style-name="T63"> dei Materiali</text:span></text:p>
      <text:p text:style-name="P23"><text:span text:style-name="T14">Esiste un processo per creare e gestire una </text:span><text:span text:style-name="T28">distinta</text:span><text:span text:style-name="T14"> dei materiali che include ciascun componente Open Source (e le sue Licenze Identificate) del quale è composto il Software Fornito.</text:span></text:p>
      <text:p text:style-name="P26"/>
      <text:p text:style-name="P23"><text:span text:style-name="T14">Materiale(i) di Verifica</text:span>:</text:p>
      <text:list xml:id="list4170697386509906305" text:style-name="WWNum23">
        <text:list-item>
          <text:p text:style-name="P80"><text:span text:style-name="T9">3.1.1 Una procedura documentata per identificare, tracciare, rivedere, approvare e archiviare le informazioni sulle raccolte di componenti Open Source dei quali è composta </text:span><text:span text:style-name="T54">i</text:span><text:span text:style-name="T9">l Software Fornito.</text:span></text:p>
        </text:list-item>
        <text:list-item>
          <text:p text:style-name="P80"><text:span text:style-name="T9">3.1.2 Registrazioni dei componenti Open Source per </text:span><text:span text:style-name="T54">i</text:span><text:span text:style-name="T9">l Software Fornito che dimostrino che la procedura documentata è stata seguita correttamente.</text:span></text:p>
        </text:list-item>
      </text:list>
      <text:p text:style-name="P55"/>
      <text:p text:style-name="P23"><text:span text:style-name="T20">Razionale</text:span><text:span text:style-name="T9">:</text:span></text:p>
      <text:p text:style-name="P23"><text:span text:style-name="T47">Assicurare</text:span><text:span text:style-name="T9"> l'esistenza di un processo per creare e gestire una </text:span><text:span text:style-name="T47">distinta</text:span><text:span text:style-name="T9"> dei materiali del componente Open Source utilizzata per la costruzione del Software Fornito. Una </text:span><text:span text:style-name="T47">distinta</text:span><text:span text:style-name="T9"> dei materiali è necessaria per supportare la revisione sistematica e l'approvazione dei termini di licenza di ogni componente al fine di comprendere gli obblighi e le restrizioni applicabili alla distribuzione del Software Fornito. </text:span></text:p>
      <text:p text:style-name="P7"/>
      <text:list xml:id="list2906703257168533373" text:style-name="WWNum46">
        <text:list-item>
          <text:list>
            <text:list-item>
              <text:p text:style-name="P81"><text:span text:style-name="T63"><text:s/><text:tab/></text:span><text:span text:style-name="T65">Conformità</text:span><text:span text:style-name="T63"> </text:span><text:span text:style-name="T65">de</text:span><text:span text:style-name="T63">lla </text:span><text:span text:style-name="T65">L</text:span><text:span text:style-name="T63">icenza</text:span></text:p>
            </text:list-item>
          </text:list>
        </text:list-item>
      </text:list>
      <text:p text:style-name="P52"><text:span text:style-name="T14">Il Programma deve essere in grado di gestire i casi comuni d'uso della licenza Open Source incontrati dal </text:span><text:span text:style-name="T27">Personale</text:span><text:span text:style-name="T14"> del Software per il Software Fornito, che possono includere i seguenti casi d'uso (si noti che l'elenco non è esaustivo e possono </text:span><text:span text:style-name="T24">non </text:span><text:span text:style-name="T14">applicarsi tutti i casi d'uso):</text:span></text:p>
      <text:list xml:id="list2551562458541034618" text:style-name="WWNum47">
        <text:list-item>
          <text:p text:style-name="P85">distribuito in formato binario;</text:p>
        </text:list-item>
        <text:list-item>
          <text:p text:style-name="P85">distribuito in formato sorgente;</text:p>
        </text:list-item>
        <text:list-item>
          <text:p text:style-name="P87"><text:span text:style-name="T14">integrato con altro Open Source che pu</text:span><text:span text:style-name="T24">ò</text:span><text:span text:style-name="T14"> attivare degli obblighi copyleft;</text:span></text:p>
        </text:list-item>
        <text:list-item>
          <text:p text:style-name="P85">contiene Open Source modificato;</text:p>
        </text:list-item>
        <text:list-item>
          <text:p text:style-name="P87"><text:span text:style-name="T14">contiene software Open Source o altro software con </text:span><text:span text:style-name="T24">una </text:span><text:span text:style-name="T14">licenza incompatibile che interagisce con altri componenti del Software Fornito; e/o</text:span></text:p>
        </text:list-item>
        <text:list-item>
          <text:p text:style-name="P85">contiene Open Source con requisiti di attribuzione.</text:p>
        </text:list-item>
      </text:list>
      <text:p text:style-name="P57"/>
      <text:p text:style-name="P63"><text:span text:style-name="T14">Materiale(i) di Verifica</text:span> </text:p>
      <text:list xml:id="list92737260581932" text:continue-list="list92737163042438" text:style-name="WWNum1">
        <text:list-item>
          <text:p text:style-name="P78"><text:span text:style-name="T9">3.2.1 Una procedura documentata per la gestione dei casi comuni d'uso d</text:span><text:span text:style-name="T47">i</text:span><text:span text:style-name="T9"> licenz</text:span><text:span text:style-name="T47">a</text:span><text:span text:style-name="T9"> Open Source per i componenti Open Source del Software Fornito.</text:span></text:p>
        </text:list-item>
      </text:list>
      <text:p text:style-name="P55"/>
      <text:p text:style-name="P23"><text:span text:style-name="T14">Razionale</text:span><text:span text:style-name="T9">:</text:span></text:p>
      <text:p text:style-name="P23"><text:span text:style-name="T9">Assicurare che il Programma </text:span><text:span text:style-name="T38">sia</text:span><text:span text:style-name="T9"> sufficientemente robusto per gestire i casi comuni d'uso d</text:span><text:span text:style-name="T47">i</text:span><text:span text:style-name="T9"> licenz</text:span><text:span text:style-name="T47">a</text:span><text:span text:style-name="T9"> Open Source </text:span><text:span text:style-name="T47">per</text:span><text:span text:style-name="T9"> un'organizzazione. Assicurare che esist</text:span><text:span text:style-name="T47">e</text:span><text:span text:style-name="T9"> una procedura </text:span><text:span text:style-name="T58">per</text:span><text:span text:style-name="T9"> support</text:span><text:span text:style-name="T47">are</text:span><text:span text:style-name="T9"> quest’attività e che la procedura </text:span><text:span text:style-name="T47">è</text:span><text:span text:style-name="T9"> seguita. </text:span></text:p>
      <text:h text:style-name="P20" text:outline-level="2"><text:bookmark-start text:name="_Toc457078801"/><text:bookmark-start text:name="__RefHeading___Toc85014_972079641"/><text:bookmark-start text:name="_Toc19618960"/><text:span text:style-name="T9">4.0 Creazione e Consegna degli Elaborati di </text:span><text:span text:style-name="T47">Conformità</text:span><text:bookmark-end text:name="_Toc457078801"/><text:bookmark-end text:name="__RefHeading___Toc85014_972079641"/><text:bookmark-end text:name="_Toc19618960"/></text:h>
      <text:p text:style-name="P37"><text:span text:style-name="T66">4.1        Elaborati di </text:span><text:span text:style-name="T67">Conformità</text:span></text:p>
      <text:p text:style-name="P23"><text:span text:style-name="T14">Esiste un processo per crea</text:span><text:span text:style-name="T24">r</text:span><text:span text:style-name="T14">e l'insieme degli Elaborati di Conformità per </text:span><text:span text:style-name="T24">il</text:span><text:span text:style-name="T14"> Software Fornito.</text:span></text:p>
      <text:p text:style-name="P26"/>
      <text:p text:style-name="P59"><text:span text:style-name="T14">Materiale(i) di Verifica</text:span>:</text:p>
      <text:list xml:id="list4378262360466499943" text:style-name="WWNum24">
        <text:list-item>
          <text:p text:style-name="P82"><text:span text:style-name="T9">4.1.1 Una procedura documentata che </text:span><text:span text:style-name="T48">documenta il processo secondo il quale</text:span><text:span text:style-name="T9"> gli Elaborati di Conformità vengono preparati e distribuiti con </text:span><text:span text:style-name="T48">i</text:span><text:span text:style-name="T9">l Software Fornito come richiesto dalle Licenze Identificate.</text:span></text:p>
        </text:list-item>
      </text:list>
      <text:p text:style-name="P55"/>
      <text:list xml:id="list92735671154069" text:continue-numbering="true" text:style-name="WWNum24">
        <text:list-item>
          <text:p text:style-name="P83"><text:span text:style-name="T9">4.1.2 Una procedura documentata </text:span><text:span text:style-name="T48">per archiviare</text:span><text:span text:style-name="T9"> copie dei Materiali di Conformità del Software Fornito ‒ dove è pianificato </text:span><text:span text:style-name="T48">che l'archivio esista </text:span><text:span text:style-name="T9">per un periodo di tempo ragionevole</text:span><text:span text:style-name="T9"><text:note text:id="ftn1" text:note-class="footnote"><text:note-citation>1</text:note-citation><text:note-body><text:p text:style-name="P70"><text:span text:style-name="T48">Determinato in base al dominio, alla giurisdizione legale e/o ai contratti coi clienti</text:span><text:span text:style-name="T9">.</text:span></text:p></text:note-body></text:note></text:span><text:span text:style-name="T9"> dall'ultima offerta del Software Fornito; o </text:span><text:span text:style-name="T48">per il periodo</text:span><text:span text:style-name="T9"> richiesto dalle Licenze Identificate (a seconda di quale sia il più lungo). Esistono registr</text:span><text:span text:style-name="T48">azioni</text:span><text:span text:style-name="T9"> che dimostrano che la procedura è stata seguita correttamente.</text:span></text:p>
        </text:list-item>
      </text:list>
      <text:p text:style-name="P55"/>
      <text:p text:style-name="P23"><text:span text:style-name="T20">Razionale</text:span><text:span text:style-name="T9">:</text:span></text:p>
      <text:p text:style-name="P23"><text:span text:style-name="T9">Assicurare che siano stati </text:span><text:span text:style-name="T48">stabiliti</text:span><text:span text:style-name="T9"> ragionevoli sforzi commerciali per la preparazione degli Elaborati di Conformità che accompagnano il Software Fornito, come richiesto dalle Licenze Identificate.</text:span></text:p>
      <text:p text:style-name="P24"/>
      <text:p text:style-name="P7"/>
      <text:h text:style-name="P20" text:outline-level="2"><text:bookmark-start text:name="_Toc19618961"/><text:bookmark-start text:name="__RefHeading___Toc85016_972079641"/><text:bookmark-start text:name="_Toc457078802"/><text:span text:style-name="T9">5.0 </text:span><text:bookmark-end text:name="_Toc457078802"/><text:span text:style-name="T9">Comprendere il Coinvolgimento della Comunità </text:span><text:bookmark-end text:name="_Toc19618961"/><text:span text:style-name="T71">Open Source</text:span><text:bookmark-end text:name="__RefHeading___Toc85016_972079641"/></text:h>
      <text:p text:style-name="P35">5.1<text:tab/>Contribu<text:span text:style-name="T60">zioni</text:span></text:p>
      <text:p text:style-name="P23"><text:span text:style-name="T14">Se un'organizzazione permette </text:span><text:span text:style-name="T30">di contribuire</text:span><text:span text:style-name="T14"> a progetti Open Source, allora</text:span></text:p>
      <text:list xml:id="list4266431062013635889" text:style-name="WWNum48">
        <text:list-item>
          <text:p text:style-name="P88"><text:span text:style-name="T14">esiste una politica scritta che regola </text:span><text:span text:style-name="T30">le contribuzioni</text:span><text:span text:style-name="T14"> ai progetti Open Source; </text:span></text:p>
        </text:list-item>
        <text:list-item>
          <text:p text:style-name="P86">la politica deve essere comunicata internamente; e</text:p>
        </text:list-item>
        <text:list-item>
          <text:p text:style-name="P86">esiste un processo che attua la politica.</text:p>
        </text:list-item>
      </text:list>
      <text:p text:style-name="P11"/>
      <text:p text:style-name="P59"><text:span text:style-name="T14">Materiale(i) di Verifica</text:span><text:span text:style-name="T9">:</text:span></text:p>
      <text:p text:style-name="P23"><text:span text:style-name="T9">Se un'organizzazione consente </text:span><text:span text:style-name="T39">di contribuire</text:span><text:span text:style-name="T9"> a progetti Open Source, dev</text:span><text:span text:style-name="T39">ono</text:span><text:span text:style-name="T9"> esistere:</text:span></text:p>
      <text:list xml:id="list92735905501534" text:continue-list="list92737260581932" text:style-name="WWNum1">
        <text:list-item>
          <text:p text:style-name="P74">5.1.1 una politica documentata di contributo Open Source;</text:p>
        </text:list-item>
        <text:list-item>
          <text:p text:style-name="P74">5.1.2 una procedura documentata che regola i contributi Open Source; e</text:p>
        </text:list-item>
        <text:list-item>
          <text:p text:style-name="P78"><text:span text:style-name="T9">5.1.3 una procedura documentata che rende tutto </text:span><text:span text:style-name="T32">il</text:span><text:span text:style-name="T9"> </text:span><text:span text:style-name="T32">Personale</text:span><text:span text:style-name="T9"> del Software consapevole dell'esistenza della politica di contribu</text:span><text:span text:style-name="T39">zione</text:span><text:span text:style-name="T9"> Open Source (ad esempio, mediante formazione, wiki interno, o altri metodi pratici di comunicazione).</text:span></text:p>
        </text:list-item>
      </text:list>
      <text:p text:style-name="P55"/>
      <text:p text:style-name="P28"><text:span text:style-name="T14">Razionale</text:span><text:span text:style-name="T9">:<text:tab/></text:span></text:p>
      <text:p text:style-name="P29"><text:span text:style-name="T40">Quando un’organizzazione permette </text:span><text:span text:style-name="T39">contribuzioni</text:span><text:span text:style-name="T40"> Open Source vogliamo a</text:span><text:span text:style-name="T9">ssicurare che l'organizzazione abbia ragionevol</text:span><text:span text:style-name="T40">ment</text:span><text:span text:style-name="T9">e preso in considerazione lo sviluppo e l'implementazione di una politica </text:span><text:span text:style-name="T40">di</text:span><text:span text:style-name="T9"> contribu</text:span><text:span text:style-name="T39">zione</text:span><text:span text:style-name="T9">. <text:s/>La politica di contribu</text:span><text:span text:style-name="T39">zione</text:span><text:span text:style-name="T9"> Open Source può </text:span><text:span text:style-name="T40">far</text:span><text:span text:style-name="T9"> parte della politica Open Source </text:span><text:span text:style-name="T40">globale </text:span><text:span text:style-name="T9">o </text:span><text:span text:style-name="T40">può </text:span><text:span text:style-name="T9">essere una politica specifica.</text:span></text:p>
      <text:p text:style-name="P62"><text:bookmark-start text:name="_Toc457078803"/></text:p>
      <text:h text:style-name="P20" text:outline-level="2"><text:bookmark-start text:name="__RefHeading___Toc85018_972079641"/><text:bookmark-start text:name="_Toc19618962"/><text:span text:style-name="T9">6.0 </text:span><text:bookmark-end text:name="_Toc457078803"/><text:span text:style-name="T9">Adesione ai </text:span><text:span text:style-name="T40">R</text:span><text:span text:style-name="T9">equisiti della Specifica</text:span><text:bookmark-end text:name="__RefHeading___Toc85018_972079641"/><text:bookmark-end text:name="_Toc19618962"/></text:h>
      <text:p text:style-name="P37"><text:span text:style-name="T63">6.1<text:tab/></text:span><text:span text:style-name="T68">Conformità</text:span></text:p>
      <text:p text:style-name="P23"><text:span text:style-name="T14">Affinché un Programma sia Conforme a OpenChain, l'organizzazione deve </text:span><text:span text:style-name="T30">dichiarare</text:span><text:span text:style-name="T14"> che il programma soddisfa i requisiti </text:span><text:span text:style-name="T25">descritti</text:span><text:span text:style-name="T14"> in questa </text:span><text:span text:style-name="T25">s</text:span><text:span text:style-name="T14">pecifica.</text:span></text:p>
      <text:p text:style-name="P25"/>
      <text:p text:style-name="P58"><text:span text:style-name="T14">Materiale(i) di Verifica</text:span><text:span text:style-name="T9">:</text:span></text:p>
      <text:list xml:id="list2693859443191455919" text:style-name="WWNum11">
        <text:list-item>
          <text:list>
            <text:list-item>
              <text:list>
                <text:list-item>
                  <text:p text:style-name="P84"><text:span text:style-name="T9">6.1.1 Un documento che </text:span><text:span text:style-name="T39">dichiara</text:span><text:span text:style-name="T9"> che il Programma specificato nel requisito 1.4 soddisfa tutti i requisiti della presente </text:span><text:span text:style-name="T55">s</text:span><text:span text:style-name="T9">pecifica.</text:span></text:p>
                </text:list-item>
              </text:list>
            </text:list-item>
          </text:list>
        </text:list-item>
      </text:list>
      <text:p text:style-name="P55"/>
      <text:p text:style-name="P23"><text:span text:style-name="T14">Razionale</text:span><text:span text:style-name="T9">:</text:span></text:p>
      <text:p text:style-name="P23"><text:span text:style-name="T49">Assicurare</text:span><text:span text:style-name="T9"> che se un'organizzazione dichiara di avere un </text:span><text:span text:style-name="T49">p</text:span><text:span text:style-name="T9">rogramma </text:span><text:span text:style-name="T49">che è </text:span><text:span text:style-name="T9">Conforme a OpenChain, tale </text:span><text:span text:style-name="T49">p</text:span><text:span text:style-name="T9">rogramma ha soddisfatto </text:span><text:span text:style-name="T51">tutti</text:span><text:span text:style-name="T9"> i requisiti della presente </text:span><text:span text:style-name="T49">s</text:span><text:span text:style-name="T9">pecifica. La semplice </text:span><text:span text:style-name="T49">conformità</text:span><text:span text:style-name="T9"> a un sottoinsieme di tali requisiti non </text:span><text:span text:style-name="T49">sarebbe</text:span><text:span text:style-name="T9"> </text:span><text:span text:style-name="T49">considerata</text:span><text:span text:style-name="T9"> sufficiente.</text:span></text:p>
      <text:p text:style-name="P7"/>
      <text:p text:style-name="P34">6.2<text:tab/>Durata</text:p>
      <text:p text:style-name="P23"><text:span text:style-name="T26">U</text:span><text:span text:style-name="T14">n Programma </text:span><text:span text:style-name="T26">che è Conforme a Openchain con</text:span><text:span text:style-name="T14"> questa versione della </text:span><text:span text:style-name="T26">s</text:span><text:span text:style-name="T14">pecifica dur</text:span><text:span text:style-name="T26">erà</text:span><text:span text:style-name="T14"> 18 mesi dall</text:span><text:span text:style-name="T26">a data di </text:span><text:span text:style-name="T14">ottenimento della co</text:span><text:span text:style-name="T26">n</text:span><text:span text:style-name="T14">valida della conformità. La procedura di registrazione della convalida di conformità è disponibile sul sito web del progetto OpenChain.</text:span></text:p>
      <text:p text:style-name="P25"/>
      <text:p text:style-name="P60">Materiale(i) di verifica:</text:p>
      <text:list xml:id="list92735731271392" text:continue-numbering="true" text:style-name="WWNum11">
        <text:list-item>
          <text:list>
            <text:list-item>
              <text:list>
                <text:list-item>
                  <text:p text:style-name="P84"><text:span text:style-name="T9">6.2.1 Un documento che </text:span><text:span text:style-name="T41">dichiara</text:span><text:span text:style-name="T9"> che il Programma soddisfa tutti i requisiti di questa versione della </text:span><text:span text:style-name="T56">s</text:span><text:span text:style-name="T9">pecifica (versione 2.0), entro 18 mesi dall'ottenimento della convalida di conformità.</text:span></text:p>
                </text:list-item>
              </text:list>
            </text:list-item>
          </text:list>
        </text:list-item>
      </text:list>
      <text:p text:style-name="P55"/>
      <text:p text:style-name="P23"><text:span text:style-name="T14">Razionale</text:span><text:span text:style-name="T9">:</text:span></text:p>
      <text:p text:style-name="P23"><text:span text:style-name="T41">È</text:span><text:span text:style-name="T9"> importante che l'organizzazione rimanga aggiornata con la </text:span><text:span text:style-name="T56">s</text:span><text:span text:style-name="T9">pecifica se vuole </text:span><text:span text:style-name="T41">dichiarare</text:span><text:span text:style-name="T9"> la conformità del </text:span><text:span text:style-name="T56">p</text:span><text:span text:style-name="T9">rogramma nel tempo. Questo requisito assicura che i processi e i controlli di supporto del </text:span><text:span text:style-name="T56">p</text:span><text:span text:style-name="T9">rogramma non si erodono se un'organizzazione continua a </text:span><text:span text:style-name="T41">dichiarare</text:span><text:span text:style-name="T9"> la conformità del </text:span><text:span text:style-name="T56">p</text:span><text:span text:style-name="T9">rogramma nel tempo.</text:span></text:p>
      <text:h text:style-name="P21" text:outline-level="1"><text:bookmark-start text:name="__RefHeading___Toc85020_972079641"/><text:bookmark-start text:name="_Toc19618963"/><text:span text:style-name="T9">Appendice I: Traduzioni</text:span><text:bookmark-end text:name="_Toc19618963"/><text:span text:style-name="T9"> </text:span><text:bookmark-end text:name="__RefHeading___Toc85020_972079641"/></text:h>
      <text:p text:style-name="Standard"><text:span text:style-name="T9">Per facilitare l'adozione globale, accogliamo con piacere gli sforzi per tradurre le specifiche in pi</text:span><text:span text:style-name="T41">ù</text:span><text:span text:style-name="T9"> lingue. Poiché OpenChain funziona come un progetto </text:span><text:span text:style-name="T56">o</text:span><text:span text:style-name="T9">pen </text:span><text:span text:style-name="T56">s</text:span><text:span text:style-name="T9">ource, le traduzioni sono guidate da coloro che desiderano contribuire con il loro tempo e le loro competenze per eseguire le traduzioni secondo i termini della licenza CC-BY-4.0 e secondo la politica di traduzione del progetto. I dettagli della politica e le traduzioni disponibili si trovano</text:span><text:bookmark text:name="_GoBack"/><text:span text:style-name="T9"> sulla </text:span><text:a xlink:type="simple" xlink:href="https://wiki.linuxfoundation.org/openchain/spec-translations" text:style-name="Internet_20_link" text:visited-style-name="Visited_20_Internet_20_Link"><text:span text:style-name="T9">pagina web della specifica</text:span></text:a><text:span text:style-name="T9"> del progetto Open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text-align="center" style:justify-single-word="false">
        <style:tab-stops>
          <style:tab-stop style:position="0.776cm"/>
          <style:tab-stop style:position="16.492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style:language-asian="ja" style:country-asian="JP"/>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text-align="start" style:justify-single-word="false"/>
      <style:text-properties style:font-name="Calibri" fo:font-family="Calibri" style:font-family-generic="roman" style:font-pitch="variable" style:font-size-complex="10.5pt"/>
    </style:style>
    <style:style style:name="endnote_20_text" style:display-name="endnote text" style:family="paragraph" style:parent-style-name="Standard" style:default-outline-level="">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FollowedHyperlink" style:family="text" style:parent-style-name="Default_20_Paragraph_20_Font">
      <style:text-properties fo:color="#800080"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weight="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fo:font-size="12pt" style:font-size-asian="12pt"/>
    </style:style>
    <style:style style:name="ListLabel_20_88" style:display-name="ListLabel 88" style:family="text">
      <style:text-properties fo:font-size="12pt" fo:font-weight="bold" style:font-size-asian="12pt"/>
    </style:style>
    <style:style style:name="ListLabel_20_89" style:display-name="ListLabel 89" style:family="text">
      <style:text-properties fo:font-size="12pt" style:font-size-asian="12pt"/>
    </style:style>
    <style:style style:name="ListLabel_20_90" style:display-name="ListLabel 90" style:family="text">
      <style:text-properties fo:font-size="12pt" style:font-size-asian="12pt"/>
    </style:style>
    <style:style style:name="ListLabel_20_91" style:display-name="ListLabel 91" style:family="text">
      <style:text-properties fo:font-size="12pt" style:font-size-asian="12pt"/>
    </style:style>
    <style:style style:name="ListLabel_20_92" style:display-name="ListLabel 92" style:family="text">
      <style:text-properties fo:font-size="12pt" style:font-size-asian="12pt"/>
    </style:style>
    <style:style style:name="ListLabel_20_93" style:display-name="ListLabel 93" style:family="text">
      <style:text-properties fo:font-size="12pt" style:font-size-asian="12pt"/>
    </style:style>
    <style:style style:name="ListLabel_20_94" style:display-name="ListLabel 94" style:family="text">
      <style:text-properties fo:font-size="12pt" style:font-size-asian="12pt"/>
    </style:style>
    <style:style style:name="ListLabel_20_95" style:display-name="ListLabel 95" style:family="text">
      <style:text-properties fo:font-size="12pt" style:font-size-asian="12pt"/>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49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4.7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0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30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635cm" fo:margin-left="0.794cm"/>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2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2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493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4.7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0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303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8.5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493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4.7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0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303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8.5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1.191cm" fo:margin-left="1.191cm"/>
        </style:list-level-properties>
      </text:list-level-style-number>
      <text:list-level-style-number text:level="2" style:num-format="1" text:display-levels="2">
        <style:list-level-properties text:list-level-position-and-space-mode="label-alignment">
          <style:list-level-label-alignment text:label-followed-by="listtab" fo:text-indent="-1.191cm" fo:margin-left="1.6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59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4.02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50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2.886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4.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96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7.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06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1.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8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87"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8"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2"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93"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5"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fo:padding-left="0cm" fo:padding-right="0cm" fo:padding-top="0cm" fo:padding-bottom="0.035cm" fo:border-left="none" fo:border-right="none" fo:border-top="none" fo:border-bottom="0.74pt solid #00000a"/>
    </style:style>
    <style:style style:name="MP4" style:family="paragraph" style:parent-style-name="Footer">
      <style:paragraph-properties fo:text-align="end" style:justify-single-word="false"/>
      <style:text-properties fo:font-size="8pt" style:font-size-asian="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fo:font-size="9pt" style:font-size-asian="9pt" style:font-size-complex="8pt"/>
    </style:style>
    <style:style style:name="MT1" style:family="text">
      <style:text-properties fo:font-variant="small-caps"/>
    </style:style>
    <style:style style:name="MT2" style:family="text">
      <style:text-properties style:font-name="Calibri"/>
    </style:style>
    <style:style style:name="MT3" style:family="text">
      <style:text-properties style:font-name="Calibri" fo:font-weight="bold" style:font-weight-asian="bold"/>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2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4a7ebb" draw:fill="none" draw:textarea-horizontal-align="center" draw:textarea-vertical-align="top" draw:auto-grow-height="false" fo:padding-top="0.125cm" fo:padding-bottom="0.125cm" fo:padding-left="0.25cm" fo:padding-right="0.25cm" fo:wrap-option="wrap" fo:margin-left="0.318cm" fo:margin-right="0.349cm" fo:margin-top="0cm" fo:margin-bottom="0.056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line text:anchor-type="paragraph" draw:z-index="24" draw:name="Straight Connector 6" draw:style-name="Mgr1" draw:text-style-name="MP2" svg:x1="-0.803cm" svg:y1="0.906cm" svg:x2="16.575cm" svg:y2="0.804cm"><text:p/></draw:line>Specifica <text:span text:style-name="MT1">OpenChain</text:span> <draw:frame draw:style-name="Mfr1" draw:name="Picture 1" text:anchor-type="char" svg:x="-0.021cm" svg:y="-0.78cm" svg:width="2.392cm" svg:height="1.33cm" draw:z-index="11"><draw:image xlink:href="Pictures/100002010000024F0000014909CB824152CE5716.png" xlink:type="simple" xlink:show="embed" xlink:actuate="onLoad"/><svg:desc>https://www.linuxfoundation.org/sites/main/files/OpenChain_Logo_Pantone.png</svg:desc></draw:frame>2.0 (BOZZA) rc2</text:p>
      </style:header>
      <style:footer>
        <text:p text:style-name="MP3"/>
        <text:p text:style-name="MP4">2019 a</text:p>
        <text:p text:style-name="MP5"><text:span text:style-name="MT2">Pagina </text:span><text:span text:style-name="MT2"><text:page-number text:select-page="current">13</text:page-number></text:span><text:span text:style-name="MT2"> di </text:span><text:span text:style-name="MT2"><text:page-count>13</text:page-count></text:span><text:span text:style-name="MT3"> <text:s text:c="95"/></text:span></text:p>
        <text:p text:style-name="MP6"/>
      </style:footer>
    </style:master-page>
    <style:master-page style:name="First_20_Page" style:display-name="First Page" style:page-layout-name="Mpm2" style:next-style-name="Standard">
      <style:header>
        <text:p text:style-name="Header"><draw:frame draw:style-name="Mfr2" draw:name="Picture 2" text:anchor-type="char" svg:x="0.201cm" svg:y="-0.527cm" svg:width="2.955cm" svg:height="1.644cm" draw:z-index="12"><draw:image xlink:href="Pictures/100002010000024F0000014909CB824152CE5716.png" xlink:type="simple" xlink:show="embed" xlink:actuate="onLoad"/><svg:desc>https://www.linuxfoundation.org/sites/main/files/OpenChain_Logo_Pantone.png</svg:desc></draw:frame></text:p>
      </style:header>
    </style:master-page>
    <style:master-page style:name="Converted9"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RSAdmin</meta:initial-creator>
    <dc:creator>M C</dc:creator>
    <meta:editing-cycles>114</meta:editing-cycles>
    <meta:print-date>2019-03-25T14:19:00</meta:print-date>
    <meta:creation-date>2019-07-24T08:42:00</meta:creation-date>
    <dc:date>2019-10-29T09:27:35.280155299</dc:date>
    <meta:editing-duration>P3DT3H6M55S</meta:editing-duration>
    <meta:generator>LibreOffice/5.2.7.2$Linux_x86 LibreOffice_project/20m0$Build-2</meta:generator>
    <meta:document-statistic meta:table-count="0" meta:image-count="2" meta:object-count="0" meta:page-count="13" meta:paragraph-count="160" meta:word-count="2544" meta:character-count="17849" meta:non-whitespace-character-count="15376"/>
    <meta:user-defined meta:name="AppVersion">16.0000</meta:user-defined>
    <meta:user-defined meta:name="Company">Wind River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 xlink:href=""/>
  </office:meta>
</office:document-meta>
</file>